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ymbol" svg:font-family="Symbol"/>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6cm" svg:stroke-color="#ebebeb" draw:stroke-linejoin="round" svg:stroke-linecap="butt" draw:fill="none" fo:padding-top="0.008cm" fo:padding-bottom="0.008cm" fo:padding-left="0.008cm" fo:padding-right="0.008cm" loext:decorative="false"/>
    </style:style>
    <style:style style:name="gr2" style:family="graphic" style:parent-style-name="standard">
      <style:graphic-properties draw:stroke="solid" svg:stroke-width="0.034cm" svg:stroke-color="#ebebeb" draw:stroke-linejoin="round" svg:stroke-linecap="butt" draw:fill="none" fo:padding-top="0.017cm" fo:padding-bottom="0.017cm" fo:padding-left="0.017cm" fo:padding-right="0.017cm" loext:decorative="false"/>
    </style:style>
    <style:style style:name="gr3" style:family="graphic" style:parent-style-name="standard">
      <style:graphic-properties draw:stroke="none" draw:fill="solid" draw:fill-color="#1b9e77" draw:opacity="50%" loext:decorative="false"/>
    </style:style>
    <style:style style:name="gr4" style:family="graphic" style:parent-style-name="standard">
      <style:graphic-properties draw:stroke="solid" svg:stroke-width="0.025cm" svg:stroke-color="#1b9e77" svg:stroke-opacity="50%" draw:stroke-linejoin="round" svg:stroke-linecap="round" draw:fill="none" fo:padding-top="0.012cm" fo:padding-bottom="0.012cm" fo:padding-left="0.012cm" fo:padding-right="0.012cm" loext:decorative="false"/>
    </style:style>
    <style:style style:name="gr5" style:family="graphic" style:parent-style-name="standard">
      <style:graphic-properties draw:stroke="none" draw:fill="solid" draw:fill-color="#d95f02" draw:opacity="50%" loext:decorative="false"/>
    </style:style>
    <style:style style:name="gr6" style:family="graphic" style:parent-style-name="standard">
      <style:graphic-properties draw:stroke="solid" svg:stroke-width="0.025cm" svg:stroke-color="#d95f02" svg:stroke-opacity="50%" draw:stroke-linejoin="round" svg:stroke-linecap="round" draw:fill="none" fo:padding-top="0.012cm" fo:padding-bottom="0.012cm" fo:padding-left="0.012cm" fo:padding-right="0.012cm" loext:decorative="false"/>
    </style:style>
    <style:style style:name="gr7" style:family="graphic" style:parent-style-name="standard">
      <style:graphic-properties draw:stroke="none" draw:fill="solid" draw:fill-color="#7570b3" draw:opacity="50%" loext:decorative="false"/>
    </style:style>
    <style:style style:name="gr8" style:family="graphic" style:parent-style-name="standard">
      <style:graphic-properties draw:stroke="solid" svg:stroke-width="0.025cm" svg:stroke-color="#7570b3" svg:stroke-opacity="50%" draw:stroke-linejoin="round" svg:stroke-linecap="round" draw:fill="none" fo:padding-top="0.012cm" fo:padding-bottom="0.012cm" fo:padding-left="0.012cm" fo:padding-right="0.012cm" loext:decorative="false"/>
    </style:style>
    <style:style style:name="gr9" style:family="graphic" style:parent-style-name="standard">
      <style:graphic-properties draw:stroke="solid" svg:stroke-width="0.037cm" svg:stroke-color="#333333" svg:stroke-opacity="50%" draw:stroke-linejoin="round" svg:stroke-linecap="butt" draw:fill="none" fo:padding-top="0.018cm" fo:padding-bottom="0.018cm" fo:padding-left="0.018cm" fo:padding-right="0.018cm" loext:decorative="false"/>
    </style:style>
    <style:style style:name="gr10" style:family="graphic" style:parent-style-name="standard">
      <style:graphic-properties draw:stroke="solid" svg:stroke-width="0.037cm" svg:stroke-color="#333333" svg:stroke-opacity="50%" draw:stroke-linejoin="miter" svg:stroke-linecap="butt" draw:fill="solid" draw:fill-color="#ffffff" draw:opacity="50%" fo:padding-top="0.018cm" fo:padding-bottom="0.018cm" fo:padding-left="0.018cm" fo:padding-right="0.018cm" loext:decorative="false"/>
    </style:style>
    <style:style style:name="gr11" style:family="graphic" style:parent-style-name="standard">
      <style:graphic-properties draw:stroke="solid" svg:stroke-width="0.075cm" svg:stroke-color="#333333" svg:stroke-opacity="50%" draw:stroke-linejoin="miter" svg:stroke-linecap="butt" draw:fill="none" fo:padding-top="0.037cm" fo:padding-bottom="0.037cm" fo:padding-left="0.037cm" fo:padding-right="0.037cm" loext:decorative="false"/>
    </style:style>
    <style:style style:name="gr12" style:family="graphic" style:parent-style-name="standard">
      <style:graphic-properties draw:stroke="solid" svg:stroke-width="0.037cm" svg:stroke-color="#333333" svg:stroke-opacity="50%" draw:stroke-linejoin="round" svg:stroke-linecap="butt" draw:fill="solid" draw:fill-color="#ffffff" draw:opacity="20%" fo:padding-top="0.018cm" fo:padding-bottom="0.018cm" fo:padding-left="0.018cm" fo:padding-right="0.018cm" loext:decorative="false"/>
    </style:style>
    <style:style style:name="gr13" style:family="graphic" style:parent-style-name="standard">
      <style:graphic-properties draw:stroke="none" draw:fill="solid" draw:fill-color="#8b0000" loext:decorative="false"/>
    </style:style>
    <style:style style:name="gr14" style:family="graphic" style:parent-style-name="standard">
      <style:graphic-properties draw:stroke="solid" svg:stroke-width="0.025cm" svg:stroke-color="#8b0000" draw:stroke-linejoin="round" svg:stroke-linecap="round" draw:fill="none" fo:padding-top="0.012cm" fo:padding-bottom="0.012cm" fo:padding-left="0.012cm" fo:padding-right="0.012cm" loext:decorative="false"/>
    </style:style>
    <style:style style:name="gr15" style:family="graphic" style:parent-style-name="standard">
      <style:graphic-properties draw:stroke="none" draw:fill="none" draw:textarea-horizontal-align="left" draw:textarea-vertical-align="top" draw:auto-grow-height="true" draw:auto-grow-width="true" fo:min-height="0.987cm" fo:min-width="0.987cm" fo:padding-top="0cm" fo:padding-bottom="0cm" fo:padding-left="0cm" fo:padding-right="0cm" loext:decorative="false"/>
      <style:paragraph-properties style:writing-mode="lr-tb"/>
    </style:style>
    <style:style style:name="gr16" style:family="graphic" style:parent-style-name="standard">
      <style:graphic-properties draw:stroke="solid" svg:stroke-width="0.037cm" svg:stroke-color="#000000" draw:stroke-linejoin="round" svg:stroke-linecap="round" draw:fill="none" fo:padding-top="0.018cm" fo:padding-bottom="0.018cm" fo:padding-left="0.018cm" fo:padding-right="0.018cm" loext:decorative="false"/>
    </style:style>
    <style:style style:name="gr17" style:family="graphic" style:parent-style-name="standard">
      <style:graphic-properties draw:stroke="solid" svg:stroke-width="0.034cm" svg:stroke-color="#333333" draw:stroke-linejoin="round" svg:stroke-linecap="butt" draw:fill="none" fo:padding-top="0.017cm" fo:padding-bottom="0.017cm" fo:padding-left="0.017cm" fo:padding-right="0.017cm" loext:decorative="false"/>
    </style:style>
    <style:style style:name="gr18" style:family="graphic" style:parent-style-name="standard">
      <style:graphic-properties draw:stroke="none" draw:fill="none" draw:textarea-horizontal-align="left" draw:textarea-vertical-align="top" draw:auto-grow-height="true" draw:auto-grow-width="true" fo:min-height="1.057cm" fo:min-width="1.057cm" fo:padding-top="0cm" fo:padding-bottom="0cm" fo:padding-left="0cm" fo:padding-right="0cm" loext:decorative="false"/>
      <style:paragraph-properties style:writing-mode="lr-tb"/>
    </style:style>
    <style:style style:name="gr19" style:family="graphic" style:parent-style-name="standard">
      <style:graphic-properties draw:stroke="none" draw:fill="none" draw:fill-color="#ffffff" fo:min-height="0.989cm" loext:decorative="false"/>
      <style:paragraph-properties style:writing-mode="lr-tb"/>
    </style:style>
    <style:style style:name="P1" style:family="paragraph">
      <loext:graphic-properties draw:fill="none"/>
    </style:style>
    <style:style style:name="P2" style:family="paragraph">
      <loext:graphic-properties draw:fill="solid" draw:fill-color="#1b9e77" draw:opacity="50%"/>
    </style:style>
    <style:style style:name="P3" style:family="paragraph">
      <loext:graphic-properties draw:fill="solid" draw:fill-color="#d95f02" draw:opacity="50%"/>
    </style:style>
    <style:style style:name="P4" style:family="paragraph">
      <loext:graphic-properties draw:fill="solid" draw:fill-color="#7570b3" draw:opacity="50%"/>
    </style:style>
    <style:style style:name="P5" style:family="paragraph">
      <loext:graphic-properties draw:fill="solid" draw:fill-color="#ffffff" draw:opacity="50%"/>
    </style:style>
    <style:style style:name="P6" style:family="paragraph">
      <loext:graphic-properties draw:fill="solid" draw:fill-color="#ffffff" draw:opacity="20%"/>
    </style:style>
    <style:style style:name="P7" style:family="paragraph">
      <loext:graphic-properties draw:fill="solid" draw:fill-color="#8b0000"/>
    </style:style>
    <style:style style:name="P8" style:family="paragraph">
      <style:paragraph-properties fo:text-align="start" style:writing-mode="lr-tb"/>
    </style:style>
    <style:style style:name="P9" style:family="paragraph">
      <loext:graphic-properties draw:fill="none"/>
      <style:text-properties fo:font-size="28pt" style:font-size-asian="28pt" style:font-size-complex="28pt"/>
    </style:style>
    <style:style style:name="P10" style:family="paragraph">
      <style:paragraph-properties fo:text-align="start" style:writing-mode="lr-tb"/>
      <style:text-properties fo:font-size="18pt"/>
    </style:style>
    <style:style style:name="P11" style:family="paragraph">
      <loext:graphic-properties draw:fill="none"/>
      <style:paragraph-properties fo:text-align="start"/>
      <style:text-properties fo:font-size="18pt" style:font-size-asian="28pt" style:font-size-complex="28pt"/>
    </style:style>
    <style:style style:name="P12" style:family="paragraph">
      <loext:graphic-properties draw:fill="none"/>
      <style:text-properties fo:font-size="30pt" style:font-size-asian="30pt" style:font-size-complex="30pt"/>
    </style:style>
    <style:style style:name="P13" style:family="paragraph">
      <style:text-properties fo:font-size="30pt" style:font-size-asian="30pt" style:font-size-complex="30pt"/>
    </style:style>
    <style:style style:name="P14" style:family="paragraph">
      <loext:graphic-properties draw:fill="none" draw:fill-color="#ffffff"/>
      <style:text-properties fo:font-size="30pt" style:font-size-asian="30pt" style:font-size-complex="30pt"/>
    </style:style>
    <style:style style:name="T1" style:family="text">
      <style:text-properties fo:color="#000000" loext:opacity="100%" style:font-name="Helvetica" fo:font-size="28pt" fo:font-weight="normal" style:font-name-asian="Helvetica" style:font-size-asian="28pt" style:font-weight-asian="normal" style:font-name-complex="Helvetica" style:font-size-complex="28pt" style:font-weight-complex="normal"/>
    </style:style>
    <style:style style:name="T2" style:family="text">
      <style:text-properties fo:color="#4d4d4d" loext:opacity="100%" style:font-name="Helvetica" fo:font-size="28pt" fo:font-weight="normal" style:font-name-asian="Helvetica" style:font-size-asian="28pt" style:font-weight-asian="normal" style:font-name-complex="Helvetica" style:font-size-complex="28pt" style:font-weight-complex="normal"/>
    </style:style>
    <style:style style:name="T3" style:family="text">
      <style:text-properties fo:color="#4d4d4d" loext:opacity="100%" style:font-name="Helvetica" fo:font-weight="normal" style:font-name-asian="Helvetica" style:font-size-asian="28pt" style:font-weight-asian="normal" style:font-name-complex="Helvetica" style:font-size-complex="28pt" style:font-weight-complex="normal"/>
    </style:style>
    <style:style style:name="T4" style:family="text">
      <style:text-properties fo:color="#000000" loext:opacity="100%" style:font-name="Helvetica" fo:font-size="30pt" fo:font-weight="bold" style:font-name-asian="Helvetica" style:font-size-asian="30pt" style:font-weight-asian="bold" style:font-name-complex="Helvetica" style:font-size-complex="30pt" style:font-weight-complex="bold"/>
    </style:style>
    <style:style style:name="T5" style:family="text">
      <style:text-properties fo:color="#000000" loext:opacity="100%" style:font-name="Helvetica" fo:font-size="30pt" fo:font-weight="normal" style:font-name-asian="Helvetica" style:font-size-asian="30pt" style:font-weight-asian="normal" style:font-name-complex="Helvetica" style:font-size-complex="30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line draw:style-name="gr1" draw:text-style-name="P1" draw:layer="layout" svg:x1="2.283cm" svg:y1="11.814cm" svg:x2="20.144cm" svg:y2="11.814cm">
          <text:p/>
        </draw:line>
        <draw:line draw:style-name="gr1" draw:text-style-name="P1" draw:layer="layout" svg:x1="2.283cm" svg:y1="9.023cm" svg:x2="20.144cm" svg:y2="9.023cm">
          <text:p/>
        </draw:line>
        <draw:line draw:style-name="gr1" draw:text-style-name="P1" draw:layer="layout" svg:x1="2.283cm" svg:y1="6.232cm" svg:x2="20.144cm" svg:y2="6.232cm">
          <text:p/>
        </draw:line>
        <draw:line draw:style-name="gr1" draw:text-style-name="P1" draw:layer="layout" svg:x1="2.283cm" svg:y1="3.442cm" svg:x2="20.144cm" svg:y2="3.442cm">
          <text:p/>
        </draw:line>
        <draw:line draw:style-name="gr2" draw:text-style-name="P1" draw:layer="layout" svg:x1="2.283cm" svg:y1="10.419cm" svg:x2="20.144cm" svg:y2="10.419cm">
          <text:p/>
        </draw:line>
        <draw:line draw:style-name="gr2" draw:text-style-name="P1" draw:layer="layout" svg:x1="2.283cm" svg:y1="7.628cm" svg:x2="20.144cm" svg:y2="7.628cm">
          <text:p/>
        </draw:line>
        <draw:line draw:style-name="gr2" draw:text-style-name="P1" draw:layer="layout" svg:x1="2.283cm" svg:y1="4.837cm" svg:x2="20.144cm" svg:y2="4.837cm">
          <text:p/>
        </draw:line>
        <draw:line draw:style-name="gr2" draw:text-style-name="P1" draw:layer="layout" svg:x1="2.283cm" svg:y1="2.046cm" svg:x2="20.144cm" svg:y2="2.046cm">
          <text:p/>
        </draw:line>
        <draw:line draw:style-name="gr2" draw:text-style-name="P1" draw:layer="layout" svg:x1="5.632cm" svg:y1="12.912cm" svg:x2="5.632cm" svg:y2="1.344cm">
          <text:p/>
        </draw:line>
        <draw:line draw:style-name="gr2" draw:text-style-name="P1" draw:layer="layout" svg:x1="11.214cm" svg:y1="12.912cm" svg:x2="11.214cm" svg:y2="1.344cm">
          <text:p/>
        </draw:line>
        <draw:line draw:style-name="gr2" draw:text-style-name="P1" draw:layer="layout" svg:x1="16.795cm" svg:y1="12.912cm" svg:x2="16.795cm" svg:y2="1.344cm">
          <text:p/>
        </draw:line>
        <draw:path draw:style-name="gr3" draw:text-style-name="P2" draw:layer="layout" svg:width="0.401cm" svg:height="0.402cm" svg:x="5.432cm" svg:y="6.171cm" svg:viewBox="0 0 402 403" svg:d="M0 202c0-110 90-202 200-202s202 92 202 202-92 201-202 201-200-91-200-201z">
          <text:p/>
        </draw:path>
        <draw:path draw:style-name="gr4" draw:text-style-name="P1" draw:layer="layout" svg:width="0.401cm" svg:height="0.402cm" svg:x="5.432cm" svg:y="6.171cm" svg:viewBox="0 0 402 403" svg:d="M0 202c0-110 90-202 200-202s202 92 202 202-92 201-202 201-200-91-200-201z">
          <text:p/>
        </draw:path>
        <draw:path draw:style-name="gr5" draw:text-style-name="P3" draw:layer="layout" svg:width="0.401cm" svg:height="0.402cm" svg:x="11.013cm" svg:y="8.404cm" svg:viewBox="0 0 402 403" svg:d="M0 201c0-111 91-201 202-201 110 0 200 90 200 201s-90 202-200 202c-111 0-202-91-202-202z">
          <text:p/>
        </draw:path>
        <draw:path draw:style-name="gr6" draw:text-style-name="P1" draw:layer="layout" svg:width="0.401cm" svg:height="0.402cm" svg:x="11.013cm" svg:y="8.404cm" svg:viewBox="0 0 402 403" svg:d="M0 201c0-111 91-201 202-201 110 0 200 90 200 201s-90 202-200 202c-111 0-202-91-202-202z">
          <text:p/>
        </draw:path>
        <draw:path draw:style-name="gr7" draw:text-style-name="P4" draw:layer="layout" svg:width="0.402cm" svg:height="0.402cm" svg:x="16.594cm" svg:y="11.083cm" svg:viewBox="0 0 403 403" svg:d="M0 201c0-110 91-201 202-201 110 0 201 91 201 201 0 111-91 202-201 202-111 0-202-91-202-202z">
          <text:p/>
        </draw:path>
        <draw:path draw:style-name="gr8" draw:text-style-name="P1" draw:layer="layout" svg:width="0.402cm" svg:height="0.402cm" svg:x="16.594cm" svg:y="11.083cm" svg:viewBox="0 0 403 403" svg:d="M0 201c0-110 91-201 202-201 110 0 201 91 201 201 0 111-91 202-201 202-111 0-202-91-202-202z">
          <text:p/>
        </draw:path>
        <draw:path draw:style-name="gr3" draw:text-style-name="P2" draw:layer="layout" svg:width="0.401cm" svg:height="0.401cm" svg:x="5.432cm" svg:y="9.423cm" svg:viewBox="0 0 402 402" svg:d="M0 201c0-110 90-201 200-201s202 91 202 201c0 111-92 201-202 201s-200-90-200-201z">
          <text:p/>
        </draw:path>
        <draw:path draw:style-name="gr4" draw:text-style-name="P1" draw:layer="layout" svg:width="0.401cm" svg:height="0.401cm" svg:x="5.432cm" svg:y="9.423cm" svg:viewBox="0 0 402 402" svg:d="M0 201c0-110 90-201 200-201s202 91 202 201c0 111-92 201-202 201s-200-90-200-201z">
          <text:p/>
        </draw:path>
        <draw:path draw:style-name="gr5" draw:text-style-name="P3" draw:layer="layout" svg:width="0.401cm" svg:height="0.401cm" svg:x="11.013cm" svg:y="9.66cm" svg:viewBox="0 0 402 402" svg:d="M0 202c0-112 91-202 202-202 110 0 200 90 200 202 0 110-90 200-200 200-111 0-202-90-202-200z">
          <text:p/>
        </draw:path>
        <draw:path draw:style-name="gr6" draw:text-style-name="P1" draw:layer="layout" svg:width="0.401cm" svg:height="0.401cm" svg:x="11.013cm" svg:y="9.66cm" svg:viewBox="0 0 402 402" svg:d="M0 202c0-112 91-202 202-202 110 0 200 90 200 202 0 110-90 200-200 200-111 0-202-90-202-200z">
          <text:p/>
        </draw:path>
        <draw:path draw:style-name="gr7" draw:text-style-name="P4" draw:layer="layout" svg:width="0.402cm" svg:height="0.402cm" svg:x="16.594cm" svg:y="12.088cm" svg:viewBox="0 0 403 403" svg:d="M0 202c0-112 91-202 202-202 110 0 201 90 201 202 0 110-91 201-201 201-111 0-202-91-202-201z">
          <text:p/>
        </draw:path>
        <draw:path draw:style-name="gr8" draw:text-style-name="P1" draw:layer="layout" svg:width="0.402cm" svg:height="0.402cm" svg:x="16.594cm" svg:y="12.088cm" svg:viewBox="0 0 403 403" svg:d="M0 202c0-112 91-202 202-202 110 0 201 90 201 202 0 110-91 201-201 201-111 0-202-91-202-201z">
          <text:p/>
        </draw:path>
        <draw:path draw:style-name="gr3" draw:text-style-name="P2" draw:layer="layout" svg:width="0.401cm" svg:height="0.402cm" svg:x="5.432cm" svg:y="10.399cm" svg:viewBox="0 0 402 403" svg:d="M0 201c0-110 90-201 200-201s202 91 202 201c0 112-92 202-202 202s-200-90-200-202z">
          <text:p/>
        </draw:path>
        <draw:path draw:style-name="gr4" draw:text-style-name="P1" draw:layer="layout" svg:width="0.401cm" svg:height="0.402cm" svg:x="5.432cm" svg:y="10.399cm" svg:viewBox="0 0 402 403" svg:d="M0 201c0-110 90-201 200-201s202 91 202 201c0 112-92 202-202 202s-200-90-200-202z">
          <text:p/>
        </draw:path>
        <draw:path draw:style-name="gr5" draw:text-style-name="P3" draw:layer="layout" svg:width="0.401cm" svg:height="0.402cm" svg:x="11.013cm" svg:y="8.934cm" svg:viewBox="0 0 402 403" svg:d="M0 202c0-110 91-202 202-202 110 0 200 92 200 202s-90 201-200 201c-111 0-202-91-202-201z">
          <text:p/>
        </draw:path>
        <draw:path draw:style-name="gr6" draw:text-style-name="P1" draw:layer="layout" svg:width="0.401cm" svg:height="0.402cm" svg:x="11.013cm" svg:y="8.934cm" svg:viewBox="0 0 402 403" svg:d="M0 202c0-110 91-202 202-202 110 0 200 92 200 202s-90 201-200 201c-111 0-202-91-202-201z">
          <text:p/>
        </draw:path>
        <draw:path draw:style-name="gr7" draw:text-style-name="P4" draw:layer="layout" svg:width="0.402cm" svg:height="0.402cm" svg:x="16.594cm" svg:y="8.306cm" svg:viewBox="0 0 403 403" svg:d="M0 201c0-110 91-201 202-201 110 0 201 91 201 201 0 111-91 202-201 202-111 0-202-91-202-202z">
          <text:p/>
        </draw:path>
        <draw:path draw:style-name="gr8" draw:text-style-name="P1" draw:layer="layout" svg:width="0.402cm" svg:height="0.402cm" svg:x="16.594cm" svg:y="8.306cm" svg:viewBox="0 0 403 403" svg:d="M0 201c0-110 91-201 202-201 110 0 201 91 201 201 0 111-91 202-201 202-111 0-202-91-202-202z">
          <text:p/>
        </draw:path>
        <draw:path draw:style-name="gr3" draw:text-style-name="P2" draw:layer="layout" svg:width="0.401cm" svg:height="0.401cm" svg:x="5.432cm" svg:y="9.674cm" svg:viewBox="0 0 402 402" svg:d="M0 201c0-111 90-201 200-201s202 90 202 201-92 201-202 201-200-90-200-201z">
          <text:p/>
        </draw:path>
        <draw:path draw:style-name="gr4" draw:text-style-name="P1" draw:layer="layout" svg:width="0.401cm" svg:height="0.401cm" svg:x="5.432cm" svg:y="9.674cm" svg:viewBox="0 0 402 402" svg:d="M0 201c0-111 90-201 200-201s202 90 202 201-92 201-202 201-200-90-200-201z">
          <text:p/>
        </draw:path>
        <draw:path draw:style-name="gr5" draw:text-style-name="P3" draw:layer="layout" svg:width="0.401cm" svg:height="0.401cm" svg:x="11.013cm" svg:y="8.069cm" svg:viewBox="0 0 402 402" svg:d="M0 202c0-111 91-202 202-202 110 0 200 91 200 202 0 110-90 200-200 200-111 0-202-90-202-200z">
          <text:p/>
        </draw:path>
        <draw:path draw:style-name="gr6" draw:text-style-name="P1" draw:layer="layout" svg:width="0.401cm" svg:height="0.401cm" svg:x="11.013cm" svg:y="8.069cm" svg:viewBox="0 0 402 402" svg:d="M0 202c0-111 91-202 202-202 110 0 200 91 200 202 0 110-90 200-200 200-111 0-202-90-202-200z">
          <text:p/>
        </draw:path>
        <draw:path draw:style-name="gr7" draw:text-style-name="P4" draw:layer="layout" svg:width="0.402cm" svg:height="0.402cm" svg:x="16.594cm" svg:y="9.548cm" svg:viewBox="0 0 403 403" svg:d="M0 201c0-111 91-201 202-201 110 0 201 90 201 201s-91 202-201 202c-111 0-202-91-202-202z">
          <text:p/>
        </draw:path>
        <draw:path draw:style-name="gr8" draw:text-style-name="P1" draw:layer="layout" svg:width="0.402cm" svg:height="0.402cm" svg:x="16.594cm" svg:y="9.548cm" svg:viewBox="0 0 403 403" svg:d="M0 201c0-111 91-201 202-201 110 0 201 90 201 201s-91 202-201 202c-111 0-202-91-202-202z">
          <text:p/>
        </draw:path>
        <draw:path draw:style-name="gr3" draw:text-style-name="P2" draw:layer="layout" svg:width="0.401cm" svg:height="0.401cm" svg:x="5.432cm" svg:y="9.102cm" svg:viewBox="0 0 402 402" svg:d="M0 201c0-111 90-201 200-201s202 90 202 201c0 110-92 201-202 201s-200-91-200-201z">
          <text:p/>
        </draw:path>
        <draw:path draw:style-name="gr4" draw:text-style-name="P1" draw:layer="layout" svg:width="0.401cm" svg:height="0.401cm" svg:x="5.432cm" svg:y="9.102cm" svg:viewBox="0 0 402 402" svg:d="M0 201c0-111 90-201 200-201s202 90 202 201c0 110-92 201-202 201s-200-91-200-201z">
          <text:p/>
        </draw:path>
        <draw:path draw:style-name="gr5" draw:text-style-name="P3" draw:layer="layout" svg:width="0.401cm" svg:height="0.402cm" svg:x="11.013cm" svg:y="9.255cm" svg:viewBox="0 0 402 403" svg:d="M0 202c0-111 91-202 202-202 110 0 200 91 200 202 0 110-90 201-200 201-111 0-202-91-202-201z">
          <text:p/>
        </draw:path>
        <draw:path draw:style-name="gr6" draw:text-style-name="P1" draw:layer="layout" svg:width="0.401cm" svg:height="0.402cm" svg:x="11.013cm" svg:y="9.255cm" svg:viewBox="0 0 402 403" svg:d="M0 202c0-111 91-202 202-202 110 0 200 91 200 202 0 110-90 201-200 201-111 0-202-91-202-201z">
          <text:p/>
        </draw:path>
        <draw:path draw:style-name="gr7" draw:text-style-name="P4" draw:layer="layout" svg:width="0.402cm" svg:height="0.401cm" svg:x="16.594cm" svg:y="11.223cm" svg:viewBox="0 0 403 402" svg:d="M0 201c0-111 91-201 202-201 110 0 201 90 201 201s-91 201-201 201c-111 0-202-90-202-201z">
          <text:p/>
        </draw:path>
        <draw:path draw:style-name="gr8" draw:text-style-name="P1" draw:layer="layout" svg:width="0.402cm" svg:height="0.401cm" svg:x="16.594cm" svg:y="11.223cm" svg:viewBox="0 0 403 402" svg:d="M0 201c0-111 91-201 202-201 110 0 201 90 201 201s-91 201-201 201c-111 0-202-90-202-201z">
          <text:p/>
        </draw:path>
        <draw:path draw:style-name="gr3" draw:text-style-name="P2" draw:layer="layout" svg:width="0.401cm" svg:height="0.401cm" svg:x="5.432cm" svg:y="10.888cm" svg:viewBox="0 0 402 402" svg:d="M0 202c0-112 90-202 200-202s202 90 202 202c0 110-92 200-202 200s-200-90-200-200z">
          <text:p/>
        </draw:path>
        <draw:path draw:style-name="gr4" draw:text-style-name="P1" draw:layer="layout" svg:width="0.401cm" svg:height="0.401cm" svg:x="5.432cm" svg:y="10.888cm" svg:viewBox="0 0 402 402" svg:d="M0 202c0-112 90-202 200-202s202 90 202 202c0 110-92 200-202 200s-200-90-200-200z">
          <text:p/>
        </draw:path>
        <draw:path draw:style-name="gr5" draw:text-style-name="P3" draw:layer="layout" svg:width="0.401cm" svg:height="0.402cm" svg:x="11.013cm" svg:y="7.957cm" svg:viewBox="0 0 402 403" svg:d="M0 201c0-110 91-201 202-201 110 0 200 91 200 201 0 112-90 202-200 202-111 0-202-90-202-202z">
          <text:p/>
        </draw:path>
        <draw:path draw:style-name="gr6" draw:text-style-name="P1" draw:layer="layout" svg:width="0.401cm" svg:height="0.402cm" svg:x="11.013cm" svg:y="7.957cm" svg:viewBox="0 0 402 403" svg:d="M0 201c0-110 91-201 202-201 110 0 200 91 200 201 0 112-90 202-200 202-111 0-202-90-202-202z">
          <text:p/>
        </draw:path>
        <draw:path draw:style-name="gr7" draw:text-style-name="P4" draw:layer="layout" svg:width="0.402cm" svg:height="0.401cm" svg:x="16.594cm" svg:y="8.125cm" svg:viewBox="0 0 403 402" svg:d="M0 202c0-112 91-202 202-202 110 0 201 90 201 202 0 110-91 200-201 200-111 0-202-90-202-200z">
          <text:p/>
        </draw:path>
        <draw:path draw:style-name="gr8" draw:text-style-name="P1" draw:layer="layout" svg:width="0.402cm" svg:height="0.401cm" svg:x="16.594cm" svg:y="8.125cm" svg:viewBox="0 0 403 402" svg:d="M0 202c0-112 91-202 202-202 110 0 201 90 201 202 0 110-91 200-201 200-111 0-202-90-202-200z">
          <text:p/>
        </draw:path>
        <draw:path draw:style-name="gr3" draw:text-style-name="P2" draw:layer="layout" svg:width="0.401cm" svg:height="0.402cm" svg:x="5.432cm" svg:y="9.269cm" svg:viewBox="0 0 402 403" svg:d="M0 202c0-112 90-202 200-202s202 90 202 202c0 110-92 201-202 201s-200-91-200-201z">
          <text:p/>
        </draw:path>
        <draw:path draw:style-name="gr4" draw:text-style-name="P1" draw:layer="layout" svg:width="0.401cm" svg:height="0.402cm" svg:x="5.432cm" svg:y="9.269cm" svg:viewBox="0 0 402 403" svg:d="M0 202c0-112 90-202 200-202s202 90 202 202c0 110-92 201-202 201s-200-91-200-201z">
          <text:p/>
        </draw:path>
        <draw:path draw:style-name="gr5" draw:text-style-name="P3" draw:layer="layout" svg:width="0.401cm" svg:height="0.401cm" svg:x="11.013cm" svg:y="8.6cm" svg:viewBox="0 0 402 402" svg:d="M0 201c0-110 91-201 202-201 110 0 200 91 200 201s-90 201-200 201c-111 0-202-91-202-201z">
          <text:p/>
        </draw:path>
        <draw:path draw:style-name="gr6" draw:text-style-name="P1" draw:layer="layout" svg:width="0.401cm" svg:height="0.401cm" svg:x="11.013cm" svg:y="8.6cm" svg:viewBox="0 0 402 402" svg:d="M0 201c0-110 91-201 202-201 110 0 200 91 200 201s-90 201-200 201c-111 0-202-91-202-201z">
          <text:p/>
        </draw:path>
        <draw:path draw:style-name="gr7" draw:text-style-name="P4" draw:layer="layout" svg:width="0.402cm" svg:height="0.401cm" svg:x="16.594cm" svg:y="11.167cm" svg:viewBox="0 0 403 402" svg:d="M0 201c0-111 91-201 202-201 110 0 201 90 201 201s-91 201-201 201c-111 0-202-90-202-201z">
          <text:p/>
        </draw:path>
        <draw:path draw:style-name="gr8" draw:text-style-name="P1" draw:layer="layout" svg:width="0.402cm" svg:height="0.401cm" svg:x="16.594cm" svg:y="11.167cm" svg:viewBox="0 0 403 402" svg:d="M0 201c0-111 91-201 202-201 110 0 201 90 201 201s-91 201-201 201c-111 0-202-90-202-201z">
          <text:p/>
        </draw:path>
        <draw:path draw:style-name="gr3" draw:text-style-name="P2" draw:layer="layout" svg:width="0.401cm" svg:height="0.401cm" svg:x="5.432cm" svg:y="3.52cm" svg:viewBox="0 0 402 402" svg:d="M0 201c0-111 90-201 200-201s202 90 202 201-92 201-202 201-200-90-200-201z">
          <text:p/>
        </draw:path>
        <draw:path draw:style-name="gr4" draw:text-style-name="P1" draw:layer="layout" svg:width="0.401cm" svg:height="0.401cm" svg:x="5.432cm" svg:y="3.52cm" svg:viewBox="0 0 402 402" svg:d="M0 201c0-111 90-201 200-201s202 90 202 201-92 201-202 201-200-90-200-201z">
          <text:p/>
        </draw:path>
        <draw:path draw:style-name="gr5" draw:text-style-name="P3" draw:layer="layout" svg:width="0.401cm" svg:height="0.402cm" svg:x="11.013cm" svg:y="6.771cm" svg:viewBox="0 0 402 403" svg:d="M0 201c0-110 91-201 202-201 110 0 200 91 200 201 0 112-90 202-200 202-111 0-202-90-202-202z">
          <text:p/>
        </draw:path>
        <draw:path draw:style-name="gr6" draw:text-style-name="P1" draw:layer="layout" svg:width="0.401cm" svg:height="0.402cm" svg:x="11.013cm" svg:y="6.771cm" svg:viewBox="0 0 402 403" svg:d="M0 201c0-110 91-201 202-201 110 0 200 91 200 201 0 112-90 202-200 202-111 0-202-90-202-202z">
          <text:p/>
        </draw:path>
        <draw:path draw:style-name="gr7" draw:text-style-name="P4" draw:layer="layout" svg:width="0.402cm" svg:height="0.401cm" svg:x="16.594cm" svg:y="7.525cm" svg:viewBox="0 0 403 402" svg:d="M0 201c0-111 91-201 202-201 110 0 201 90 201 201s-91 201-201 201c-111 0-202-90-202-201z">
          <text:p/>
        </draw:path>
        <draw:path draw:style-name="gr8" draw:text-style-name="P1" draw:layer="layout" svg:width="0.402cm" svg:height="0.401cm" svg:x="16.594cm" svg:y="7.525cm" svg:viewBox="0 0 403 402" svg:d="M0 201c0-111 91-201 202-201 110 0 201 90 201 201s-91 201-201 201c-111 0-202-90-202-201z">
          <text:p/>
        </draw:path>
        <draw:path draw:style-name="gr3" draw:text-style-name="P2" draw:layer="layout" svg:width="0.401cm" svg:height="0.401cm" svg:x="5.432cm" svg:y="6.855cm" svg:viewBox="0 0 402 402" svg:d="M0 202c0-112 90-202 200-202s202 90 202 202c0 110-92 200-202 200s-200-90-200-200z">
          <text:p/>
        </draw:path>
        <draw:path draw:style-name="gr4" draw:text-style-name="P1" draw:layer="layout" svg:width="0.401cm" svg:height="0.401cm" svg:x="5.432cm" svg:y="6.855cm" svg:viewBox="0 0 402 402" svg:d="M0 202c0-112 90-202 200-202s202 90 202 202c0 110-92 200-202 200s-200-90-200-200z">
          <text:p/>
        </draw:path>
        <draw:path draw:style-name="gr5" draw:text-style-name="P3" draw:layer="layout" svg:width="0.401cm" svg:height="0.401cm" svg:x="11.013cm" svg:y="9.06cm" svg:viewBox="0 0 402 402" svg:d="M0 201c0-111 91-201 202-201 110 0 200 90 200 201 0 110-90 201-200 201-111 0-202-91-202-201z">
          <text:p/>
        </draw:path>
        <draw:path draw:style-name="gr6" draw:text-style-name="P1" draw:layer="layout" svg:width="0.401cm" svg:height="0.401cm" svg:x="11.013cm" svg:y="9.06cm" svg:viewBox="0 0 402 402" svg:d="M0 201c0-111 91-201 202-201 110 0 200 90 200 201 0 110-90 201-200 201-111 0-202-91-202-201z">
          <text:p/>
        </draw:path>
        <draw:path draw:style-name="gr7" draw:text-style-name="P4" draw:layer="layout" svg:width="0.402cm" svg:height="0.402cm" svg:x="16.594cm" svg:y="11.139cm" svg:viewBox="0 0 403 403" svg:d="M0 201c0-111 91-201 202-201 110 0 201 90 201 201s-91 202-201 202c-111 0-202-91-202-202z">
          <text:p/>
        </draw:path>
        <draw:path draw:style-name="gr8" draw:text-style-name="P1" draw:layer="layout" svg:width="0.402cm" svg:height="0.402cm" svg:x="16.594cm" svg:y="11.139cm" svg:viewBox="0 0 403 403" svg:d="M0 201c0-111 91-201 202-201 110 0 201 90 201 201s-91 202-201 202c-111 0-202-91-202-202z">
          <text:p/>
        </draw:path>
        <draw:path draw:style-name="gr3" draw:text-style-name="P2" draw:layer="layout" svg:width="0.401cm" svg:height="0.401cm" svg:x="5.432cm" svg:y="8.488cm" svg:viewBox="0 0 402 402" svg:d="M0 201c0-111 90-201 200-201s202 90 202 201-92 201-202 201-200-90-200-201z">
          <text:p/>
        </draw:path>
        <draw:path draw:style-name="gr4" draw:text-style-name="P1" draw:layer="layout" svg:width="0.401cm" svg:height="0.401cm" svg:x="5.432cm" svg:y="8.488cm" svg:viewBox="0 0 402 402" svg:d="M0 201c0-111 90-201 200-201s202 90 202 201-92 201-202 201-200-90-200-201z">
          <text:p/>
        </draw:path>
        <draw:path draw:style-name="gr5" draw:text-style-name="P3" draw:layer="layout" svg:width="0.401cm" svg:height="0.402cm" svg:x="11.013cm" svg:y="7.915cm" svg:viewBox="0 0 402 403" svg:d="M0 201c0-110 91-201 202-201 110 0 200 91 200 201 0 112-90 202-200 202-111 0-202-90-202-202z">
          <text:p/>
        </draw:path>
        <draw:path draw:style-name="gr6" draw:text-style-name="P1" draw:layer="layout" svg:width="0.401cm" svg:height="0.402cm" svg:x="11.013cm" svg:y="7.915cm" svg:viewBox="0 0 402 403" svg:d="M0 201c0-110 91-201 202-201 110 0 200 91 200 201 0 112-90 202-200 202-111 0-202-90-202-202z">
          <text:p/>
        </draw:path>
        <draw:path draw:style-name="gr7" draw:text-style-name="P4" draw:layer="layout" svg:width="0.402cm" svg:height="0.401cm" svg:x="16.594cm" svg:y="8.753cm" svg:viewBox="0 0 403 402" svg:d="M0 201c0-111 91-201 202-201 110 0 201 90 201 201s-91 201-201 201c-111 0-202-90-202-201z">
          <text:p/>
        </draw:path>
        <draw:path draw:style-name="gr8" draw:text-style-name="P1" draw:layer="layout" svg:width="0.402cm" svg:height="0.401cm" svg:x="16.594cm" svg:y="8.753cm" svg:viewBox="0 0 403 402" svg:d="M0 201c0-111 91-201 202-201 110 0 201 90 201 201s-91 201-201 201c-111 0-202-90-202-201z">
          <text:p/>
        </draw:path>
        <draw:path draw:style-name="gr3" draw:text-style-name="P2" draw:layer="layout" svg:width="0.401cm" svg:height="0.401cm" svg:x="5.432cm" svg:y="6.632cm" svg:viewBox="0 0 402 402" svg:d="M0 200c0-110 90-200 200-200s202 90 202 200c0 111-92 202-202 202s-200-91-200-202z">
          <text:p/>
        </draw:path>
        <draw:path draw:style-name="gr4" draw:text-style-name="P1" draw:layer="layout" svg:width="0.401cm" svg:height="0.401cm" svg:x="5.432cm" svg:y="6.632cm" svg:viewBox="0 0 402 402" svg:d="M0 200c0-110 90-200 200-200s202 90 202 200c0 111-92 202-202 202s-200-91-200-202z">
          <text:p/>
        </draw:path>
        <draw:path draw:style-name="gr5" draw:text-style-name="P3" draw:layer="layout" svg:width="0.401cm" svg:height="0.401cm" svg:x="11.013cm" svg:y="9.786cm" svg:viewBox="0 0 402 402" svg:d="M0 201c0-110 91-201 202-201 110 0 200 91 200 201 0 111-90 201-200 201-111 0-202-90-202-201z">
          <text:p/>
        </draw:path>
        <draw:path draw:style-name="gr6" draw:text-style-name="P1" draw:layer="layout" svg:width="0.401cm" svg:height="0.401cm" svg:x="11.013cm" svg:y="9.786cm" svg:viewBox="0 0 402 402" svg:d="M0 201c0-110 91-201 202-201 110 0 200 91 200 201 0 111-90 201-200 201-111 0-202-90-202-201z">
          <text:p/>
        </draw:path>
        <draw:path draw:style-name="gr7" draw:text-style-name="P4" draw:layer="layout" svg:width="0.402cm" svg:height="0.401cm" svg:x="16.594cm" svg:y="9.144cm" svg:viewBox="0 0 403 402" svg:d="M0 200c0-110 91-200 202-200 110 0 201 90 201 200 0 112-91 202-201 202-111 0-202-90-202-202z">
          <text:p/>
        </draw:path>
        <draw:path draw:style-name="gr8" draw:text-style-name="P1" draw:layer="layout" svg:width="0.402cm" svg:height="0.401cm" svg:x="16.594cm" svg:y="9.144cm" svg:viewBox="0 0 403 402" svg:d="M0 200c0-110 91-200 202-200 110 0 201 90 201 200 0 112-91 202-201 202-111 0-202-90-202-202z">
          <text:p/>
        </draw:path>
        <draw:path draw:style-name="gr3" draw:text-style-name="P2" draw:layer="layout" svg:width="0.401cm" svg:height="0.402cm" svg:x="5.432cm" svg:y="9.269cm" svg:viewBox="0 0 402 403" svg:d="M0 202c0-112 90-202 200-202s202 90 202 202c0 110-92 201-202 201s-200-91-200-201z">
          <text:p/>
        </draw:path>
        <draw:path draw:style-name="gr4" draw:text-style-name="P1" draw:layer="layout" svg:width="0.401cm" svg:height="0.402cm" svg:x="5.432cm" svg:y="9.269cm" svg:viewBox="0 0 402 403" svg:d="M0 202c0-112 90-202 200-202s202 90 202 202c0 110-92 201-202 201s-200-91-200-201z">
          <text:p/>
        </draw:path>
        <draw:path draw:style-name="gr5" draw:text-style-name="P3" draw:layer="layout" svg:width="0.401cm" svg:height="0.402cm" svg:x="11.013cm" svg:y="7.064cm" svg:viewBox="0 0 402 403" svg:d="M0 201c0-110 91-201 202-201 110 0 200 91 200 201s-90 202-200 202c-111 0-202-92-202-202z">
          <text:p/>
        </draw:path>
        <draw:path draw:style-name="gr6" draw:text-style-name="P1" draw:layer="layout" svg:width="0.401cm" svg:height="0.402cm" svg:x="11.013cm" svg:y="7.064cm" svg:viewBox="0 0 402 403" svg:d="M0 201c0-110 91-201 202-201 110 0 200 91 200 201s-90 202-200 202c-111 0-202-92-202-202z">
          <text:p/>
        </draw:path>
        <draw:path draw:style-name="gr7" draw:text-style-name="P4" draw:layer="layout" svg:width="0.402cm" svg:height="0.402cm" svg:x="16.594cm" svg:y="8.362cm" svg:viewBox="0 0 403 403" svg:d="M0 201c0-111 91-201 202-201 110 0 201 90 201 201s-91 202-201 202c-111 0-202-91-202-202z">
          <text:p/>
        </draw:path>
        <draw:path draw:style-name="gr8" draw:text-style-name="P1" draw:layer="layout" svg:width="0.402cm" svg:height="0.402cm" svg:x="16.594cm" svg:y="8.362cm" svg:viewBox="0 0 403 403" svg:d="M0 201c0-111 91-201 202-201 110 0 201 90 201 201s-91 202-201 202c-111 0-202-91-202-202z">
          <text:p/>
        </draw:path>
        <draw:path draw:style-name="gr3" draw:text-style-name="P2" draw:layer="layout" svg:width="0.401cm" svg:height="0.401cm" svg:x="5.432cm" svg:y="2.292cm" svg:viewBox="0 0 402 402" svg:d="M0 201c0-111 90-201 200-201s202 90 202 201c0 110-92 201-202 201s-200-91-200-201z">
          <text:p/>
        </draw:path>
        <draw:path draw:style-name="gr4" draw:text-style-name="P1" draw:layer="layout" svg:width="0.401cm" svg:height="0.401cm" svg:x="5.432cm" svg:y="2.292cm" svg:viewBox="0 0 402 402" svg:d="M0 201c0-111 90-201 200-201s202 90 202 201c0 110-92 201-202 201s-200-91-200-201z">
          <text:p/>
        </draw:path>
        <draw:path draw:style-name="gr5" draw:text-style-name="P3" draw:layer="layout" svg:width="0.401cm" svg:height="0.401cm" svg:x="11.013cm" svg:y="9.702cm" svg:viewBox="0 0 402 402" svg:d="M0 202c0-112 91-202 202-202 110 0 200 90 200 202 0 110-90 200-200 200-111 0-202-90-202-200z">
          <text:p/>
        </draw:path>
        <draw:path draw:style-name="gr6" draw:text-style-name="P1" draw:layer="layout" svg:width="0.401cm" svg:height="0.401cm" svg:x="11.013cm" svg:y="9.702cm" svg:viewBox="0 0 402 402" svg:d="M0 202c0-112 91-202 202-202 110 0 200 90 200 202 0 110-90 200-200 200-111 0-202-90-202-200z">
          <text:p/>
        </draw:path>
        <draw:path draw:style-name="gr7" draw:text-style-name="P4" draw:layer="layout" svg:width="0.402cm" svg:height="0.401cm" svg:x="16.594cm" svg:y="5.083cm" svg:viewBox="0 0 403 402" svg:d="M0 200c0-110 91-200 202-200 110 0 201 90 201 200 0 111-91 202-201 202-111 0-202-91-202-202z">
          <text:p/>
        </draw:path>
        <draw:path draw:style-name="gr8" draw:text-style-name="P1" draw:layer="layout" svg:width="0.402cm" svg:height="0.401cm" svg:x="16.594cm" svg:y="5.083cm" svg:viewBox="0 0 403 402" svg:d="M0 200c0-110 91-200 202-200 110 0 201 90 201 200 0 111-91 202-201 202-111 0-202-91-202-202z">
          <text:p/>
        </draw:path>
        <draw:path draw:style-name="gr3" draw:text-style-name="P2" draw:layer="layout" svg:width="0.401cm" svg:height="0.402cm" svg:x="5.432cm" svg:y="8.962cm" svg:viewBox="0 0 402 403" svg:d="M0 202c0-111 90-202 200-202s202 91 202 202c0 110-92 201-202 201s-200-91-200-201z">
          <text:p/>
        </draw:path>
        <draw:path draw:style-name="gr4" draw:text-style-name="P1" draw:layer="layout" svg:width="0.401cm" svg:height="0.402cm" svg:x="5.432cm" svg:y="8.962cm" svg:viewBox="0 0 402 403" svg:d="M0 202c0-111 90-202 200-202s202 91 202 202c0 110-92 201-202 201s-200-91-200-201z">
          <text:p/>
        </draw:path>
        <draw:path draw:style-name="gr5" draw:text-style-name="P3" draw:layer="layout" svg:width="0.401cm" svg:height="0.401cm" svg:x="11.013cm" svg:y="9.13cm" svg:viewBox="0 0 402 402" svg:d="M0 200c0-110 91-200 202-200 110 0 200 90 200 200 0 112-90 202-200 202-111 0-202-90-202-202z">
          <text:p/>
        </draw:path>
        <draw:path draw:style-name="gr6" draw:text-style-name="P1" draw:layer="layout" svg:width="0.401cm" svg:height="0.401cm" svg:x="11.013cm" svg:y="9.13cm" svg:viewBox="0 0 402 402" svg:d="M0 200c0-110 91-200 202-200 110 0 200 90 200 200 0 112-90 202-200 202-111 0-202-90-202-202z">
          <text:p/>
        </draw:path>
        <draw:path draw:style-name="gr7" draw:text-style-name="P4" draw:layer="layout" svg:width="0.402cm" svg:height="0.402cm" svg:x="16.594cm" svg:y="10.832cm" svg:viewBox="0 0 403 403" svg:d="M0 202c0-111 91-202 202-202 110 0 201 91 201 202 0 110-91 201-201 201-111 0-202-91-202-201z">
          <text:p/>
        </draw:path>
        <draw:path draw:style-name="gr8" draw:text-style-name="P1" draw:layer="layout" svg:width="0.402cm" svg:height="0.402cm" svg:x="16.594cm" svg:y="10.832cm" svg:viewBox="0 0 403 403" svg:d="M0 202c0-111 91-202 202-202 110 0 201 91 201 202 0 110-91 201-201 201-111 0-202-91-202-201z">
          <text:p/>
        </draw:path>
        <draw:path draw:style-name="gr3" draw:text-style-name="P2" draw:layer="layout" svg:width="0.401cm" svg:height="0.401cm" svg:x="5.432cm" svg:y="8.809cm" svg:viewBox="0 0 402 402" svg:d="M0 200c0-110 90-200 200-200s202 90 202 200c0 112-92 202-202 202s-200-90-200-202z">
          <text:p/>
        </draw:path>
        <draw:path draw:style-name="gr4" draw:text-style-name="P1" draw:layer="layout" svg:width="0.401cm" svg:height="0.401cm" svg:x="5.432cm" svg:y="8.809cm" svg:viewBox="0 0 402 402" svg:d="M0 200c0-110 90-200 200-200s202 90 202 200c0 112-92 202-202 202s-200-90-200-202z">
          <text:p/>
        </draw:path>
        <draw:path draw:style-name="gr5" draw:text-style-name="P3" draw:layer="layout" svg:width="0.401cm" svg:height="0.401cm" svg:x="11.013cm" svg:y="7.79cm" svg:viewBox="0 0 402 402" svg:d="M0 202c0-111 91-202 202-202 110 0 200 91 200 202 0 110-90 200-200 200-111 0-202-90-202-200z">
          <text:p/>
        </draw:path>
        <draw:path draw:style-name="gr6" draw:text-style-name="P1" draw:layer="layout" svg:width="0.401cm" svg:height="0.401cm" svg:x="11.013cm" svg:y="7.79cm" svg:viewBox="0 0 402 402" svg:d="M0 202c0-111 91-202 202-202 110 0 200 91 200 202 0 110-90 200-200 200-111 0-202-90-202-200z">
          <text:p/>
        </draw:path>
        <draw:path draw:style-name="gr7" draw:text-style-name="P4" draw:layer="layout" svg:width="0.402cm" svg:height="0.401cm" svg:x="16.594cm" svg:y="6.618cm" svg:viewBox="0 0 403 402" svg:d="M0 201c0-111 91-201 202-201 110 0 201 90 201 201 0 110-91 201-201 201-111 0-202-91-202-201z">
          <text:p/>
        </draw:path>
        <draw:path draw:style-name="gr8" draw:text-style-name="P1" draw:layer="layout" svg:width="0.402cm" svg:height="0.401cm" svg:x="16.594cm" svg:y="6.618cm" svg:viewBox="0 0 403 402" svg:d="M0 201c0-111 91-201 202-201 110 0 201 90 201 201 0 110-91 201-201 201-111 0-202-91-202-201z">
          <text:p/>
        </draw:path>
        <draw:path draw:style-name="gr3" draw:text-style-name="P2" draw:layer="layout" svg:width="0.401cm" svg:height="0.402cm" svg:x="5.432cm" svg:y="4.022cm" svg:viewBox="0 0 402 403" svg:d="M0 202c0-111 90-202 200-202s202 91 202 202c0 110-92 201-202 201s-200-91-200-201z">
          <text:p/>
        </draw:path>
        <draw:path draw:style-name="gr4" draw:text-style-name="P1" draw:layer="layout" svg:width="0.401cm" svg:height="0.402cm" svg:x="5.432cm" svg:y="4.022cm" svg:viewBox="0 0 402 403" svg:d="M0 202c0-111 90-202 200-202s202 91 202 202c0 110-92 201-202 201s-200-91-200-201z">
          <text:p/>
        </draw:path>
        <draw:path draw:style-name="gr5" draw:text-style-name="P3" draw:layer="layout" svg:width="0.401cm" svg:height="0.401cm" svg:x="11.013cm" svg:y="7.441cm" svg:viewBox="0 0 402 402" svg:d="M0 201c0-111 91-201 202-201 110 0 200 90 200 201 0 110-90 201-200 201-111 0-202-91-202-201z">
          <text:p/>
        </draw:path>
        <draw:path draw:style-name="gr6" draw:text-style-name="P1" draw:layer="layout" svg:width="0.401cm" svg:height="0.401cm" svg:x="11.013cm" svg:y="7.441cm" svg:viewBox="0 0 402 402" svg:d="M0 201c0-111 91-201 202-201 110 0 200 90 200 201 0 110-90 201-200 201-111 0-202-91-202-201z">
          <text:p/>
        </draw:path>
        <draw:path draw:style-name="gr7" draw:text-style-name="P4" draw:layer="layout" svg:width="0.402cm" svg:height="0.402cm" svg:x="16.594cm" svg:y="6.408cm" svg:viewBox="0 0 403 403" svg:d="M0 201c0-110 91-201 202-201 110 0 201 91 201 201 0 112-91 202-201 202-111 0-202-90-202-202z">
          <text:p/>
        </draw:path>
        <draw:path draw:style-name="gr8" draw:text-style-name="P1" draw:layer="layout" svg:width="0.402cm" svg:height="0.402cm" svg:x="16.594cm" svg:y="6.408cm" svg:viewBox="0 0 403 403" svg:d="M0 201c0-110 91-201 202-201 110 0 201 91 201 201 0 112-91 202-201 202-111 0-202-90-202-202z">
          <text:p/>
        </draw:path>
        <draw:path draw:style-name="gr3" draw:text-style-name="P2" draw:layer="layout" svg:width="0.401cm" svg:height="0.401cm" svg:x="5.432cm" svg:y="8.446cm" svg:viewBox="0 0 402 402" svg:d="M0 201c0-111 90-201 200-201s202 90 202 201-92 201-202 201-200-90-200-201z">
          <text:p/>
        </draw:path>
        <draw:path draw:style-name="gr4" draw:text-style-name="P1" draw:layer="layout" svg:width="0.401cm" svg:height="0.401cm" svg:x="5.432cm" svg:y="8.446cm" svg:viewBox="0 0 402 402" svg:d="M0 201c0-111 90-201 200-201s202 90 202 201-92 201-202 201-200-90-200-201z">
          <text:p/>
        </draw:path>
        <draw:path draw:style-name="gr5" draw:text-style-name="P3" draw:layer="layout" svg:width="0.401cm" svg:height="0.401cm" svg:x="11.013cm" svg:y="9.507cm" svg:viewBox="0 0 402 402" svg:d="M0 200c0-110 91-200 202-200 110 0 200 90 200 200 0 111-90 202-200 202-111 0-202-91-202-202z">
          <text:p/>
        </draw:path>
        <draw:path draw:style-name="gr6" draw:text-style-name="P1" draw:layer="layout" svg:width="0.401cm" svg:height="0.401cm" svg:x="11.013cm" svg:y="9.507cm" svg:viewBox="0 0 402 402" svg:d="M0 200c0-110 91-200 202-200 110 0 200 90 200 200 0 111-90 202-200 202-111 0-202-91-202-202z">
          <text:p/>
        </draw:path>
        <draw:path draw:style-name="gr7" draw:text-style-name="P4" draw:layer="layout" svg:width="0.402cm" svg:height="0.401cm" svg:x="16.594cm" svg:y="12.186cm" svg:viewBox="0 0 403 402" svg:d="M0 202c0-111 91-202 202-202 110 0 201 91 201 202 0 110-91 200-201 200-111 0-202-90-202-200z">
          <text:p/>
        </draw:path>
        <draw:path draw:style-name="gr8" draw:text-style-name="P1" draw:layer="layout" svg:width="0.402cm" svg:height="0.401cm" svg:x="16.594cm" svg:y="12.186cm" svg:viewBox="0 0 403 402" svg:d="M0 202c0-111 91-202 202-202 110 0 201 91 201 202 0 110-91 200-201 200-111 0-202-90-202-200z">
          <text:p/>
        </draw:path>
        <draw:path draw:style-name="gr3" draw:text-style-name="P2" draw:layer="layout" svg:width="0.401cm" svg:height="0.401cm" svg:x="5.432cm" svg:y="2.627cm" svg:viewBox="0 0 402 402" svg:d="M0 200c0-110 90-200 200-200s202 90 202 200c0 111-92 202-202 202s-200-91-200-202z">
          <text:p/>
        </draw:path>
        <draw:path draw:style-name="gr4" draw:text-style-name="P1" draw:layer="layout" svg:width="0.401cm" svg:height="0.401cm" svg:x="5.432cm" svg:y="2.627cm" svg:viewBox="0 0 402 402" svg:d="M0 200c0-110 90-200 200-200s202 90 202 200c0 111-92 202-202 202s-200-91-200-202z">
          <text:p/>
        </draw:path>
        <draw:path draw:style-name="gr5" draw:text-style-name="P3" draw:layer="layout" svg:width="0.401cm" svg:height="0.401cm" svg:x="11.013cm" svg:y="8.474cm" svg:viewBox="0 0 402 402" svg:d="M0 202c0-112 91-202 202-202 110 0 200 90 200 202 0 110-90 200-200 200-111 0-202-90-202-200z">
          <text:p/>
        </draw:path>
        <draw:path draw:style-name="gr6" draw:text-style-name="P1" draw:layer="layout" svg:width="0.401cm" svg:height="0.401cm" svg:x="11.013cm" svg:y="8.474cm" svg:viewBox="0 0 402 402" svg:d="M0 202c0-112 91-202 202-202 110 0 200 90 200 202 0 110-90 200-200 200-111 0-202-90-202-200z">
          <text:p/>
        </draw:path>
        <draw:path draw:style-name="gr7" draw:text-style-name="P4" draw:layer="layout" svg:width="0.402cm" svg:height="0.401cm" svg:x="16.594cm" svg:y="6.869cm" svg:viewBox="0 0 403 402" svg:d="M0 202c0-112 91-202 202-202 110 0 201 90 201 202 0 110-91 200-201 200-111 0-202-90-202-200z">
          <text:p/>
        </draw:path>
        <draw:path draw:style-name="gr8" draw:text-style-name="P1" draw:layer="layout" svg:width="0.402cm" svg:height="0.401cm" svg:x="16.594cm" svg:y="6.869cm" svg:viewBox="0 0 403 402" svg:d="M0 202c0-112 91-202 202-202 110 0 201 90 201 202 0 110-91 200-201 200-111 0-202-90-202-200z">
          <text:p/>
        </draw:path>
        <draw:path draw:style-name="gr3" draw:text-style-name="P2" draw:layer="layout" svg:width="0.401cm" svg:height="0.401cm" svg:x="5.432cm" svg:y="5.739cm" svg:viewBox="0 0 402 402" svg:d="M0 201c0-110 90-201 200-201s202 91 202 201c0 111-92 201-202 201s-200-90-200-201z">
          <text:p/>
        </draw:path>
        <draw:path draw:style-name="gr4" draw:text-style-name="P1" draw:layer="layout" svg:width="0.401cm" svg:height="0.401cm" svg:x="5.432cm" svg:y="5.739cm" svg:viewBox="0 0 402 402" svg:d="M0 201c0-110 90-201 200-201s202 91 202 201c0 111-92 201-202 201s-200-90-200-201z">
          <text:p/>
        </draw:path>
        <draw:path draw:style-name="gr5" draw:text-style-name="P3" draw:layer="layout" svg:width="0.401cm" svg:height="0.402cm" svg:x="11.013cm" svg:y="7.943cm" svg:viewBox="0 0 402 403" svg:d="M0 201c0-110 91-201 202-201 110 0 200 91 200 201 0 112-90 202-200 202-111 0-202-90-202-202z">
          <text:p/>
        </draw:path>
        <draw:path draw:style-name="gr6" draw:text-style-name="P1" draw:layer="layout" svg:width="0.401cm" svg:height="0.402cm" svg:x="11.013cm" svg:y="7.943cm" svg:viewBox="0 0 402 403" svg:d="M0 201c0-110 91-201 202-201 110 0 200 91 200 201 0 112-90 202-200 202-111 0-202-90-202-202z">
          <text:p/>
        </draw:path>
        <draw:path draw:style-name="gr7" draw:text-style-name="P4" draw:layer="layout" svg:width="0.402cm" svg:height="0.401cm" svg:x="16.594cm" svg:y="10.009cm" svg:viewBox="0 0 403 402" svg:d="M0 201c0-111 91-201 202-201 110 0 201 90 201 201s-91 201-201 201c-111 0-202-90-202-201z">
          <text:p/>
        </draw:path>
        <draw:path draw:style-name="gr8" draw:text-style-name="P1" draw:layer="layout" svg:width="0.402cm" svg:height="0.401cm" svg:x="16.594cm" svg:y="10.009cm" svg:viewBox="0 0 403 402" svg:d="M0 201c0-111 91-201 202-201 110 0 201 90 201 201s-91 201-201 201c-111 0-202-90-202-201z">
          <text:p/>
        </draw:path>
        <draw:path draw:style-name="gr3" draw:text-style-name="P2" draw:layer="layout" svg:width="0.401cm" svg:height="0.401cm" svg:x="5.432cm" svg:y="7.511cm" svg:viewBox="0 0 402 402" svg:d="M0 201c0-111 90-201 200-201s202 90 202 201-92 201-202 201-200-90-200-201z">
          <text:p/>
        </draw:path>
        <draw:path draw:style-name="gr4" draw:text-style-name="P1" draw:layer="layout" svg:width="0.401cm" svg:height="0.401cm" svg:x="5.432cm" svg:y="7.511cm" svg:viewBox="0 0 402 402" svg:d="M0 201c0-111 90-201 200-201s202 90 202 201-92 201-202 201-200-90-200-201z">
          <text:p/>
        </draw:path>
        <draw:path draw:style-name="gr5" draw:text-style-name="P3" draw:layer="layout" svg:width="0.401cm" svg:height="0.401cm" svg:x="11.013cm" svg:y="8.418cm" svg:viewBox="0 0 402 402" svg:d="M0 201c0-111 91-201 202-201 110 0 200 90 200 201s-90 201-200 201c-111 0-202-90-202-201z">
          <text:p/>
        </draw:path>
        <draw:path draw:style-name="gr6" draw:text-style-name="P1" draw:layer="layout" svg:width="0.401cm" svg:height="0.401cm" svg:x="11.013cm" svg:y="8.418cm" svg:viewBox="0 0 402 402" svg:d="M0 201c0-111 91-201 202-201 110 0 200 90 200 201s-90 201-200 201c-111 0-202-90-202-201z">
          <text:p/>
        </draw:path>
        <draw:path draw:style-name="gr7" draw:text-style-name="P4" draw:layer="layout" svg:width="0.402cm" svg:height="0.402cm" svg:x="16.594cm" svg:y="7.092cm" svg:viewBox="0 0 403 403" svg:d="M0 201c0-110 91-201 202-201 110 0 201 91 201 201s-91 202-201 202c-111 0-202-92-202-202z">
          <text:p/>
        </draw:path>
        <draw:path draw:style-name="gr8" draw:text-style-name="P1" draw:layer="layout" svg:width="0.402cm" svg:height="0.402cm" svg:x="16.594cm" svg:y="7.092cm" svg:viewBox="0 0 403 403" svg:d="M0 201c0-110 91-201 202-201 110 0 201 91 201 201s-91 202-201 202c-111 0-202-92-202-202z">
          <text:p/>
        </draw:path>
        <draw:path draw:style-name="gr3" draw:text-style-name="P2" draw:layer="layout" svg:width="0.401cm" svg:height="0.401cm" svg:x="5.432cm" svg:y="9.2cm" svg:viewBox="0 0 402 402" svg:d="M0 200c0-110 90-200 200-200s202 90 202 200c0 111-92 202-202 202s-200-91-200-202z">
          <text:p/>
        </draw:path>
        <draw:path draw:style-name="gr4" draw:text-style-name="P1" draw:layer="layout" svg:width="0.401cm" svg:height="0.401cm" svg:x="5.432cm" svg:y="9.2cm" svg:viewBox="0 0 402 402" svg:d="M0 200c0-110 90-200 200-200s202 90 202 200c0 111-92 202-202 202s-200-91-200-202z">
          <text:p/>
        </draw:path>
        <draw:path draw:style-name="gr5" draw:text-style-name="P3" draw:layer="layout" svg:width="0.401cm" svg:height="0.402cm" svg:x="11.013cm" svg:y="7.692cm" svg:viewBox="0 0 402 403" svg:d="M0 202c0-112 91-202 202-202 110 0 200 90 200 202 0 110-90 201-200 201-111 0-202-91-202-201z">
          <text:p/>
        </draw:path>
        <draw:path draw:style-name="gr6" draw:text-style-name="P1" draw:layer="layout" svg:width="0.401cm" svg:height="0.402cm" svg:x="11.013cm" svg:y="7.692cm" svg:viewBox="0 0 402 403" svg:d="M0 202c0-112 91-202 202-202 110 0 200 90 200 202 0 110-90 201-200 201-111 0-202-91-202-201z">
          <text:p/>
        </draw:path>
        <draw:path draw:style-name="gr7" draw:text-style-name="P4" draw:layer="layout" svg:width="0.402cm" svg:height="0.402cm" svg:x="16.594cm" svg:y="9.52cm" svg:viewBox="0 0 403 403" svg:d="M0 201c0-110 91-201 202-201 110 0 201 91 201 201 0 111-91 202-201 202-111 0-202-91-202-202z">
          <text:p/>
        </draw:path>
        <draw:path draw:style-name="gr8" draw:text-style-name="P1" draw:layer="layout" svg:width="0.402cm" svg:height="0.402cm" svg:x="16.594cm" svg:y="9.52cm" svg:viewBox="0 0 403 403" svg:d="M0 201c0-110 91-201 202-201 110 0 201 91 201 201 0 111-91 202-201 202-111 0-202-91-202-202z">
          <text:p/>
        </draw:path>
        <draw:path draw:style-name="gr3" draw:text-style-name="P2" draw:layer="layout" svg:width="0.401cm" svg:height="0.402cm" svg:x="5.432cm" svg:y="3.073cm" svg:viewBox="0 0 402 403" svg:d="M0 201c0-110 90-201 200-201s202 91 202 201-92 202-202 202-200-92-200-202z">
          <text:p/>
        </draw:path>
        <draw:path draw:style-name="gr4" draw:text-style-name="P1" draw:layer="layout" svg:width="0.401cm" svg:height="0.402cm" svg:x="5.432cm" svg:y="3.073cm" svg:viewBox="0 0 402 403" svg:d="M0 201c0-110 90-201 200-201s202 91 202 201-92 202-202 202-200-92-200-202z">
          <text:p/>
        </draw:path>
        <draw:path draw:style-name="gr5" draw:text-style-name="P3" draw:layer="layout" svg:width="0.401cm" svg:height="0.401cm" svg:x="11.013cm" svg:y="9.116cm" svg:viewBox="0 0 402 402" svg:d="M0 200c0-110 91-200 202-200 110 0 200 90 200 200 0 112-90 202-200 202-111 0-202-90-202-202z">
          <text:p/>
        </draw:path>
        <draw:path draw:style-name="gr6" draw:text-style-name="P1" draw:layer="layout" svg:width="0.401cm" svg:height="0.401cm" svg:x="11.013cm" svg:y="9.116cm" svg:viewBox="0 0 402 402" svg:d="M0 200c0-110 91-200 202-200 110 0 200 90 200 200 0 112-90 202-200 202-111 0-202-90-202-202z">
          <text:p/>
        </draw:path>
        <draw:path draw:style-name="gr7" draw:text-style-name="P4" draw:layer="layout" svg:width="0.402cm" svg:height="0.401cm" svg:x="16.594cm" svg:y="10.428cm" svg:viewBox="0 0 403 402" svg:d="M0 201c0-111 91-201 202-201 110 0 201 90 201 201 0 110-91 201-201 201-111 0-202-91-202-201z">
          <text:p/>
        </draw:path>
        <draw:path draw:style-name="gr8" draw:text-style-name="P1" draw:layer="layout" svg:width="0.402cm" svg:height="0.401cm" svg:x="16.594cm" svg:y="10.428cm" svg:viewBox="0 0 403 402" svg:d="M0 201c0-111 91-201 202-201 110 0 201 90 201 201 0 110-91 201-201 201-111 0-202-91-202-201z">
          <text:p/>
        </draw:path>
        <draw:path draw:style-name="gr3" draw:text-style-name="P2" draw:layer="layout" svg:width="0.401cm" svg:height="0.402cm" svg:x="5.432cm" svg:y="7.455cm" svg:viewBox="0 0 402 403" svg:d="M0 201c0-111 90-201 200-201s202 90 202 201c0 110-92 202-202 202s-200-92-200-202z">
          <text:p/>
        </draw:path>
        <draw:path draw:style-name="gr4" draw:text-style-name="P1" draw:layer="layout" svg:width="0.401cm" svg:height="0.402cm" svg:x="5.432cm" svg:y="7.455cm" svg:viewBox="0 0 402 403" svg:d="M0 201c0-111 90-201 200-201s202 90 202 201c0 110-92 202-202 202s-200-92-200-202z">
          <text:p/>
        </draw:path>
        <draw:path draw:style-name="gr5" draw:text-style-name="P3" draw:layer="layout" svg:width="0.401cm" svg:height="0.402cm" svg:x="11.013cm" svg:y="7.915cm" svg:viewBox="0 0 402 403" svg:d="M0 201c0-110 91-201 202-201 110 0 200 91 200 201 0 112-90 202-200 202-111 0-202-90-202-202z">
          <text:p/>
        </draw:path>
        <draw:path draw:style-name="gr6" draw:text-style-name="P1" draw:layer="layout" svg:width="0.401cm" svg:height="0.402cm" svg:x="11.013cm" svg:y="7.915cm" svg:viewBox="0 0 402 403" svg:d="M0 201c0-110 91-201 202-201 110 0 200 91 200 201 0 112-90 202-200 202-111 0-202-90-202-202z">
          <text:p/>
        </draw:path>
        <draw:path draw:style-name="gr7" draw:text-style-name="P4" draw:layer="layout" svg:width="0.402cm" svg:height="0.402cm" svg:x="16.594cm" svg:y="8.013cm" svg:viewBox="0 0 403 403" svg:d="M0 201c0-110 91-201 202-201 110 0 201 91 201 201 0 111-91 202-201 202-111 0-202-91-202-202z">
          <text:p/>
        </draw:path>
        <draw:path draw:style-name="gr8" draw:text-style-name="P1" draw:layer="layout" svg:width="0.402cm" svg:height="0.402cm" svg:x="16.594cm" svg:y="8.013cm" svg:viewBox="0 0 403 403" svg:d="M0 201c0-110 91-201 202-201 110 0 201 91 201 201 0 111-91 202-201 202-111 0-202-91-202-202z">
          <text:p/>
        </draw:path>
        <draw:path draw:style-name="gr3" draw:text-style-name="P2" draw:layer="layout" svg:width="0.401cm" svg:height="0.401cm" svg:x="5.432cm" svg:y="6.395cm" svg:viewBox="0 0 402 402" svg:d="M0 200c0-110 90-200 200-200s202 90 202 200c0 112-92 202-202 202s-200-90-200-202z">
          <text:p/>
        </draw:path>
        <draw:path draw:style-name="gr4" draw:text-style-name="P1" draw:layer="layout" svg:width="0.401cm" svg:height="0.401cm" svg:x="5.432cm" svg:y="6.395cm" svg:viewBox="0 0 402 402" svg:d="M0 200c0-110 90-200 200-200s202 90 202 200c0 112-92 202-202 202s-200-90-200-202z">
          <text:p/>
        </draw:path>
        <draw:path draw:style-name="gr5" draw:text-style-name="P3" draw:layer="layout" svg:width="0.401cm" svg:height="0.401cm" svg:x="11.013cm" svg:y="8.823cm" svg:viewBox="0 0 402 402" svg:d="M0 201c0-111 91-201 202-201 110 0 200 90 200 201s-90 201-200 201c-111 0-202-90-202-201z">
          <text:p/>
        </draw:path>
        <draw:path draw:style-name="gr6" draw:text-style-name="P1" draw:layer="layout" svg:width="0.401cm" svg:height="0.401cm" svg:x="11.013cm" svg:y="8.823cm" svg:viewBox="0 0 402 402" svg:d="M0 201c0-111 91-201 202-201 110 0 200 90 200 201s-90 201-200 201c-111 0-202-90-202-201z">
          <text:p/>
        </draw:path>
        <draw:path draw:style-name="gr7" draw:text-style-name="P4" draw:layer="layout" svg:width="0.402cm" svg:height="0.402cm" svg:x="16.594cm" svg:y="9.632cm" svg:viewBox="0 0 403 403" svg:d="M0 202c0-112 91-202 202-202 110 0 201 90 201 202 0 110-91 201-201 201-111 0-202-91-202-201z">
          <text:p/>
        </draw:path>
        <draw:path draw:style-name="gr8" draw:text-style-name="P1" draw:layer="layout" svg:width="0.402cm" svg:height="0.402cm" svg:x="16.594cm" svg:y="9.632cm" svg:viewBox="0 0 403 403" svg:d="M0 202c0-112 91-202 202-202 110 0 201 90 201 202 0 110-91 201-201 201-111 0-202-91-202-201z">
          <text:p/>
        </draw:path>
        <draw:path draw:style-name="gr3" draw:text-style-name="P2" draw:layer="layout" svg:width="0.401cm" svg:height="0.401cm" svg:x="5.432cm" svg:y="5.697cm" svg:viewBox="0 0 402 402" svg:d="M0 202c0-112 90-202 200-202s202 90 202 202c0 110-92 200-202 200s-200-90-200-200z">
          <text:p/>
        </draw:path>
        <draw:path draw:style-name="gr4" draw:text-style-name="P1" draw:layer="layout" svg:width="0.401cm" svg:height="0.401cm" svg:x="5.432cm" svg:y="5.697cm" svg:viewBox="0 0 402 402" svg:d="M0 202c0-112 90-202 200-202s202 90 202 202c0 110-92 200-202 200s-200-90-200-200z">
          <text:p/>
        </draw:path>
        <draw:path draw:style-name="gr5" draw:text-style-name="P3" draw:layer="layout" svg:width="0.401cm" svg:height="0.401cm" svg:x="11.013cm" svg:y="2.571cm" svg:viewBox="0 0 402 402" svg:d="M0 202c0-111 91-202 202-202 110 0 200 91 200 202 0 110-90 200-200 200-111 0-202-90-202-200z">
          <text:p/>
        </draw:path>
        <draw:path draw:style-name="gr6" draw:text-style-name="P1" draw:layer="layout" svg:width="0.401cm" svg:height="0.401cm" svg:x="11.013cm" svg:y="2.571cm" svg:viewBox="0 0 402 402" svg:d="M0 202c0-111 91-202 202-202 110 0 200 91 200 202 0 110-90 200-200 200-111 0-202-90-202-200z">
          <text:p/>
        </draw:path>
        <draw:path draw:style-name="gr7" draw:text-style-name="P4" draw:layer="layout" svg:width="0.402cm" svg:height="0.401cm" svg:x="16.594cm" svg:y="5.711cm" svg:viewBox="0 0 403 402" svg:d="M0 201c0-111 91-201 202-201 110 0 201 90 201 201s-91 201-201 201c-111 0-202-90-202-201z">
          <text:p/>
        </draw:path>
        <draw:path draw:style-name="gr8" draw:text-style-name="P1" draw:layer="layout" svg:width="0.402cm" svg:height="0.401cm" svg:x="16.594cm" svg:y="5.711cm" svg:viewBox="0 0 403 402" svg:d="M0 201c0-111 91-201 202-201 110 0 201 90 201 201s-91 201-201 201c-111 0-202-90-202-201z">
          <text:p/>
        </draw:path>
        <draw:path draw:style-name="gr3" draw:text-style-name="P2" draw:layer="layout" svg:width="0.401cm" svg:height="0.402cm" svg:x="5.432cm" svg:y="4.231cm" svg:viewBox="0 0 402 403" svg:d="M0 201c0-110 90-201 200-201s202 91 202 201c0 111-92 202-202 202s-200-91-200-202z">
          <text:p/>
        </draw:path>
        <draw:path draw:style-name="gr4" draw:text-style-name="P1" draw:layer="layout" svg:width="0.401cm" svg:height="0.402cm" svg:x="5.432cm" svg:y="4.231cm" svg:viewBox="0 0 402 403" svg:d="M0 201c0-110 90-201 200-201s202 91 202 201c0 111-92 202-202 202s-200-91-200-202z">
          <text:p/>
        </draw:path>
        <draw:path draw:style-name="gr5" draw:text-style-name="P3" draw:layer="layout" svg:width="0.401cm" svg:height="0.401cm" svg:x="11.013cm" svg:y="8.558cm" svg:viewBox="0 0 402 402" svg:d="M0 201c0-110 91-201 202-201 110 0 200 91 200 201 0 111-90 201-200 201-111 0-202-90-202-201z">
          <text:p/>
        </draw:path>
        <draw:path draw:style-name="gr6" draw:text-style-name="P1" draw:layer="layout" svg:width="0.401cm" svg:height="0.401cm" svg:x="11.013cm" svg:y="8.558cm" svg:viewBox="0 0 402 402" svg:d="M0 201c0-110 91-201 202-201 110 0 200 91 200 201 0 111-90 201-200 201-111 0-202-90-202-201z">
          <text:p/>
        </draw:path>
        <draw:path draw:style-name="gr7" draw:text-style-name="P4" draw:layer="layout" svg:width="0.402cm" svg:height="0.401cm" svg:x="16.594cm" svg:y="7.023cm" svg:viewBox="0 0 403 402" svg:d="M0 200c0-110 91-200 202-200 110 0 201 90 201 200 0 111-91 202-201 202-111 0-202-91-202-202z">
          <text:p/>
        </draw:path>
        <draw:path draw:style-name="gr8" draw:text-style-name="P1" draw:layer="layout" svg:width="0.402cm" svg:height="0.401cm" svg:x="16.594cm" svg:y="7.023cm" svg:viewBox="0 0 403 402" svg:d="M0 200c0-110 91-200 202-200 110 0 201 90 201 200 0 111-91 202-201 202-111 0-202-91-202-202z">
          <text:p/>
        </draw:path>
        <draw:line draw:style-name="gr9" draw:text-style-name="P1" draw:layer="layout" svg:x1="5.632cm" svg:y1="5.908cm" svg:x2="5.632cm" svg:y2="2.493cm">
          <text:p/>
        </draw:line>
        <draw:line draw:style-name="gr9" draw:text-style-name="P1" draw:layer="layout" svg:x1="5.632cm" svg:y1="9.376cm" svg:x2="5.632cm" svg:y2="11.089cm">
          <text:p/>
        </draw:line>
        <draw:polygon draw:style-name="gr10" draw:text-style-name="P5" draw:layer="layout" svg:width="1.116cm" svg:height="3.468cm" svg:x="5.074cm" svg:y="5.908cm" svg:viewBox="0 0 1117 3469" draw:points="0,0 0,3469 1117,3469 1117,0">
          <text:p/>
        </draw:polygon>
        <draw:line draw:style-name="gr11" draw:text-style-name="P1" draw:layer="layout" svg:x1="5.074cm" svg:y1="7.684cm" svg:x2="6.19cm" svg:y2="7.684cm">
          <text:p/>
        </draw:line>
        <draw:line draw:style-name="gr9" draw:text-style-name="P1" draw:layer="layout" svg:x1="11.214cm" svg:y1="8.116cm" svg:x2="11.214cm" svg:y2="6.972cm">
          <text:p/>
        </draw:line>
        <draw:line draw:style-name="gr9" draw:text-style-name="P1" draw:layer="layout" svg:x1="11.214cm" svg:y1="9.303cm" svg:x2="11.214cm" svg:y2="9.986cm">
          <text:p/>
        </draw:line>
        <draw:polygon draw:style-name="gr10" draw:text-style-name="P5" draw:layer="layout" svg:width="1.116cm" svg:height="1.187cm" svg:x="10.656cm" svg:y="8.116cm" svg:viewBox="0 0 1117 1188" draw:points="0,0 0,1188 1117,1188 1117,0">
          <text:p/>
        </draw:polygon>
        <draw:line draw:style-name="gr11" draw:text-style-name="P1" draw:layer="layout" svg:x1="10.656cm" svg:y1="8.646cm" svg:x2="11.772cm" svg:y2="8.646cm">
          <text:p/>
        </draw:line>
        <draw:line draw:style-name="gr9" draw:text-style-name="P1" draw:layer="layout" svg:x1="16.795cm" svg:y1="7.401cm" svg:x2="16.795cm" svg:y2="5.283cm">
          <text:p/>
        </draw:line>
        <draw:line draw:style-name="gr9" draw:text-style-name="P1" draw:layer="layout" svg:x1="16.795cm" svg:y1="10.932cm" svg:x2="16.795cm" svg:y2="12.387cm">
          <text:p/>
        </draw:line>
        <draw:polygon draw:style-name="gr10" draw:text-style-name="P5" draw:layer="layout" svg:width="1.116cm" svg:height="3.531cm" svg:x="16.237cm" svg:y="7.401cm" svg:viewBox="0 0 1117 3532" draw:points="0,0 0,3532 1117,3532 1117,0">
          <text:p/>
        </draw:polygon>
        <draw:line draw:style-name="gr11" draw:text-style-name="P1" draw:layer="layout" svg:x1="16.237cm" svg:y1="9.149cm" svg:x2="17.353cm" svg:y2="9.149cm">
          <text:p/>
        </draw:line>
        <draw:polygon draw:style-name="gr12" draw:text-style-name="P6" draw:layer="layout" svg:width="1.114cm" svg:height="8.596cm" svg:x="5.075cm" svg:y="2.493cm" svg:viewBox="0 0 1115 8597" draw:points="309,8597 305,8580 302,8563 298,8546 295,8529 291,8512 288,8496 285,8479 281,8462 277,8445 274,8428 270,8412 267,8395 263,8378 260,8361 256,8344 252,8328 249,8311 245,8294 241,8277 238,8260 234,8243 230,8227 227,8210 223,8193 219,8176 216,8159 212,8142 208,8126 205,8109 201,8092 197,8075 194,8058 190,8041 187,8025 183,8008 179,7991 176,7974 172,7957 169,7941 165,7924 161,7907 158,7890 154,7873 151,7857 147,7840 144,7823 141,7806 137,7789 134,7772 130,7756 127,7739 124,7722 121,7705 117,7688 114,7671 111,7654 108,7638 104,7621 101,7604 98,7587 95,7570 92,7554 89,7537 86,7520 84,7503 81,7487 78,7470 75,7453 72,7436 69,7419 67,7402 64,7386 62,7369 59,7352 57,7335 54,7318 52,7301 50,7284 47,7268 45,7251 43,7234 41,7217 39,7200 37,7183 35,7167 33,7150 31,7133 29,7116 27,7100 26,7083 24,7066 22,7049 21,7032 19,7015 18,6999 16,6982 15,6965 14,6948 13,6931 12,6914 10,6898 9,6881 8,6864 7,6847 7,6830 6,6813 5,6797 4,6780 4,6763 3,6746 2,6729 2,6713 2,6696 1,6679 1,6662 1,6645 0,6629 0,6612 0,6595 0,6578 0,6561 0,6544 0,6528 0,6511 0,6494 1,6477 1,6460 1,6443 1,6427 2,6410 2,6393 3,6376 3,6359 4,6342 4,6326 5,6309 6,6292 6,6275 7,6259 8,6242 9,6225 9,6208 10,6191 12,6174 12,6158 13,6141 14,6124 15,6107 16,6090 18,6073 19,6056 20,6040 21,6023 22,6006 23,5989 25,5972 26,5955 27,5939 28,5922 30,5905 31,5888 32,5872 33,5855 35,5838 36,5821 38,5804 39,5788 40,5771 42,5754 43,5737 44,5720 46,5703 47,5686 49,5670 50,5653 52,5636 53,5619 55,5602 56,5585 57,5569 59,5552 60,5535 62,5518 63,5501 64,5485 66,5468 67,5451 69,5434 70,5417 72,5401 73,5384 74,5367 76,5350 77,5333 79,5316 80,5300 81,5283 83,5266 84,5249 85,5232 87,5215 88,5199 90,5182 91,5165 92,5148 93,5131 95,5114 96,5098 97,5081 98,5064 100,5047 101,5030 102,5014 104,4997 105,4980 106,4963 107,4946 108,4930 110,4913 111,4896 112,4879 113,4862 114,4845 116,4828 117,4812 118,4795 119,4778 120,4761 121,4744 122,4727 123,4711 125,4694 126,4677 127,4660 128,4643 129,4627 130,4610 131,4593 133,4576 134,4560 135,4543 136,4526 137,4509 138,4492 139,4475 140,4458 141,4442 142,4425 143,4408 145,4391 146,4374 147,4357 148,4341 149,4324 150,4307 151,4290 152,4273 154,4256 155,4240 156,4223 157,4206 158,4189 159,4173 160,4156 161,4139 163,4122 164,4105 165,4088 166,4072 167,4055 169,4038 170,4021 171,4004 172,3987 173,3971 175,3954 176,3937 177,3920 178,3903 180,3886 181,3869 182,3853 183,3836 185,3819 186,3802 187,3786 189,3769 190,3752 191,3735 193,3718 194,3702 195,3685 196,3668 197,3651 199,3634 200,3617 201,3601 203,3584 204,3567 205,3550 207,3533 208,3516 209,3499 211,3483 212,3466 213,3449 214,3432 216,3415 217,3399 218,3382 220,3365 221,3348 222,3332 223,3315 225,3298 226,3281 227,3264 229,3247 230,3230 231,3214 232,3197 233,3180 235,3163 236,3146 237,3129 238,3113 239,3096 241,3079 242,3062 243,3045 244,3028 245,3012 246,2995 247,2978 248,2961 249,2945 250,2928 251,2911 253,2894 254,2877 254,2860 255,2844 256,2827 257,2810 258,2793 259,2776 260,2759 261,2743 262,2726 263,2709 263,2692 264,2675 265,2658 266,2642 267,2625 267,2608 268,2591 269,2574 269,2558 270,2541 271,2524 272,2507 272,2490 273,2474 273,2457 274,2440 274,2423 275,2406 275,2389 276,2373 276,2356 277,2339 278,2322 278,2305 278,2288 279,2271 279,2255 280,2238 280,2221 280,2204 281,2187 281,2171 281,2154 282,2137 282,2120 282,2103 282,2087 283,2070 283,2053 283,2036 284,2019 284,2002 284,1986 284,1969 284,1952 285,1935 285,1918 285,1901 285,1885 285,1868 285,1851 285,1834 286,1817 286,1799 286,1783 286,1766 286,1749 286,1732 286,1715 287,1699 287,1682 287,1665 287,1648 287,1631 287,1615 287,1598 287,1581 288,1564 288,1547 288,1530 288,1514 288,1497 288,1480 289,1463 289,1446 289,1429 290,1413 290,1396 290,1379 290,1362 290,1345 291,1328 291,1312 291,1295 292,1278 292,1261 292,1245 292,1228 293,1211 293,1194 293,1177 294,1160 294,1144 295,1127 295,1110 296,1093 296,1076 297,1059 297,1042 298,1026 298,1009 299,992 299,975 300,958 301,941 302,925 302,908 303,891 303,874 304,858 305,841 306,824 306,807 307,790 308,774 309,757 310,740 311,723 312,706 312,689 314,672 315,656 316,639 317,622 317,605 318,588 320,571 321,555 322,538 323,521 324,504 326,487 327,471 328,454 329,437 330,420 332,403 333,387 334,370 335,353 337,336 338,319 340,302 341,286 342,269 344,252 345,235 347,218 348,201 350,185 351,168 353,151 354,134 356,117 358,100 359,84 361,67 362,50 364,33 366,17 367,0 747,0 749,17 750,33 752,50 753,67 755,84 757,100 758,117 760,134 761,151 763,168 764,185 766,201 767,218 769,235 770,252 772,269 773,286 775,302 776,319 777,336 778,353 780,370 781,387 783,403 784,420 785,437 786,454 788,471 789,487 790,504 791,521 792,538 793,555 794,571 795,588 796,605 798,622 799,639 800,656 801,672 802,689 802,706 804,723 804,740 805,757 806,774 807,790 808,807 808,824 809,841 810,858 811,874 811,891 812,908 813,925 813,941 814,958 815,975 815,992 816,1009 817,1026 817,1042 817,1059 818,1076 818,1093 819,1110 819,1127 820,1144 820,1160 820,1177 821,1194 822,1211 822,1228 822,1245 822,1261 823,1278 823,1295 823,1312 824,1328 824,1345 824,1362 824,1379 825,1396 825,1413 825,1429 825,1446 825,1463 826,1480 826,1497 826,1514 826,1530 826,1547 826,1564 826,1581 827,1598 827,1615 827,1631 827,1648 827,1665 828,1682 828,1699 828,1715 828,1732 828,1749 828,1766 828,1783 829,1799 829,1817 829,1834 829,1851 829,1868 829,1885 829,1901 830,1918 830,1935 830,1952 830,1969 830,1986 831,2002 831,2019 831,2036 831,2053 831,2070 832,2087 832,2103 832,2120 832,2137 833,2154 833,2171 834,2187 834,2204 834,2221 835,2238 835,2255 835,2271 836,2288 836,2305 837,2322 837,2339 838,2356 838,2373 839,2389 839,2406 840,2423 840,2440 841,2457 841,2474 842,2490 843,2507 843,2524 844,2541 845,2558 846,2574 846,2591 847,2608 848,2625 848,2642 849,2658 850,2675 851,2692 852,2709 853,2726 853,2743 854,2759 855,2776 856,2793 857,2810 858,2827 859,2844 860,2860 861,2877 862,2894 863,2911 864,2928 865,2945 866,2961 867,2978 868,2995 869,3012 870,3028 872,3045 873,3062 874,3079 875,3096 876,3113 877,3129 878,3146 880,3163 881,3180 882,3197 883,3214 885,3230 886,3247 887,3264 888,3281 890,3298 891,3315 892,3332 893,3348 895,3365 896,3382 897,3399 898,3415 900,3432 901,3449 902,3466 904,3483 905,3499 906,3516 908,3533 909,3550 910,3567 911,3584 913,3601 914,3617 915,3634 917,3651 918,3668 919,3685 921,3702 922,3718 923,3735 925,3752 926,3769 927,3786 928,3802 929,3819 931,3836 932,3853 933,3869 934,3886 936,3903 937,3920 938,3937 939,3954 941,3971 942,3987 943,4004 944,4021 945,4038 947,4055 948,4072 949,4088 950,4105 951,4122 952,4139 954,4156 955,4173 956,4189 957,4206 958,4223 959,4240 961,4256 962,4273 963,4290 964,4307 965,4324 966,4341 967,4357 969,4374 970,4391 971,4408 972,4425 973,4442 974,4458 975,4475 976,4492 977,4509 979,4526 980,4543 981,4560 982,4576 983,4593 984,4610 985,4627 986,4643 987,4660 988,4677 989,4694 991,4711 992,4727 993,4744 994,4761 995,4778 997,4795 998,4812 999,4828 1000,4845 1001,4862 1002,4879 1004,4896 1005,4913 1006,4930 1007,4946 1008,4963 1010,4980 1011,4997 1012,5014 1013,5030 1015,5047 1016,5064 1017,5081 1018,5098 1019,5114 1021,5131 1022,5148 1023,5165 1025,5182 1026,5199 1028,5215 1029,5232 1030,5249 1031,5266 1033,5283 1034,5300 1036,5316 1037,5333 1038,5350 1040,5367 1041,5384 1043,5401 1044,5417 1046,5434 1047,5451 1048,5468 1050,5485 1051,5501 1054,5518 1055,5535 1056,5552 1058,5569 1059,5585 1061,5602 1062,5619 1063,5636 1065,5653 1066,5670 1068,5686 1069,5703 1071,5720 1072,5737 1073,5754 1075,5771 1076,5788 1078,5804 1079,5821 1080,5838 1082,5855 1083,5872 1084,5888 1086,5905 1087,5922 1088,5939 1090,5955 1091,5972 1092,5989 1093,6006 1094,6023 1096,6040 1097,6056 1098,6073 1099,6090 1100,6107 1101,6124 1102,6141 1103,6158 1104,6174 1105,6191 1105,6208 1107,6225 1107,6242 1108,6259 1109,6275 1109,6292 1110,6309 1111,6326 1111,6342 1112,6359 1113,6376 1113,6393 1114,6410 1114,6427 1114,6443 1114,6460 1115,6477 1115,6494 1115,6511 1115,6528 1115,6544 1115,6561 1115,6578 1115,6595 1115,6612 1115,6629 1115,6645 1114,6662 1114,6679 1114,6696 1113,6713 1113,6729 1112,6746 1111,6763 1111,6780 1110,6797 1109,6813 1109,6830 1108,6847 1107,6864 1106,6881 1105,6898 1104,6914 1103,6931 1101,6948 1100,6965 1099,6982 1097,6999 1096,7015 1095,7032 1093,7049 1091,7066 1090,7083 1088,7100 1086,7116 1084,7133 1083,7150 1080,7167 1079,7183 1077,7200 1074,7217 1072,7234 1070,7251 1068,7268 1066,7284 1063,7301 1061,7318 1059,7335 1056,7352 1054,7369 1050,7386 1047,7402 1045,7419 1042,7436 1039,7453 1036,7470 1034,7487 1031,7503 1028,7520 1025,7537 1022,7554 1019,7570 1016,7587 1013,7604 1010,7621 1007,7638 1004,7654 1000,7671 997,7688 994,7705 991,7722 987,7739 984,7756 980,7772 977,7789 974,7806 970,7823 967,7840 963,7857 960,7873 956,7890 953,7907 949,7924 946,7941 942,7957 938,7974 935,7991 931,8008 928,8025 924,8041 920,8058 917,8075 913,8092 909,8109 906,8126 902,8142 898,8159 895,8176 891,8193 888,8210 884,8227 880,8243 877,8260 873,8277 869,8294 866,8311 862,8328 858,8344 855,8361 851,8378 848,8395 844,8412 840,8428 837,8445 833,8462 830,8479 826,8496 823,8512 819,8529 816,8546 812,8563 809,8580 806,8597">
          <text:p/>
        </draw:polygon>
        <draw:polygon draw:style-name="gr12" draw:text-style-name="P6" draw:layer="layout" svg:width="2.791cm" svg:height="7.214cm" svg:x="9.818cm" svg:y="2.772cm" svg:viewBox="0 0 2792 7215" draw:points="691,7215 676,7201 660,7187 645,7173 629,7159 614,7145 599,7131 585,7117 570,7102 555,7088 541,7074 527,7060 513,7046 499,7032 485,7018 472,7004 459,6990 446,6975 434,6961 421,6947 409,6933 397,6919 385,6904 374,6890 362,6876 351,6862 340,6848 330,6834 319,6820 309,6806 299,6792 290,6777 280,6763 271,6749 262,6735 253,6721 244,6707 236,6693 228,6679 220,6665 212,6650 205,6636 197,6622 190,6608 183,6594 176,6580 170,6566 164,6552 157,6538 151,6523 146,6509 140,6495 135,6481 129,6467 125,6453 120,6439 115,6425 110,6411 106,6396 102,6382 97,6368 93,6354 90,6340 86,6326 82,6312 79,6297 76,6283 72,6269 69,6255 66,6241 63,6227 60,6213 58,6199 55,6184 52,6170 50,6156 47,6142 45,6128 42,6114 40,6100 38,6086 36,6072 34,6057 32,6043 30,6029 28,6015 26,6001 24,5987 22,5973 20,5959 18,5945 17,5930 15,5916 13,5902 12,5888 11,5874 9,5860 8,5846 6,5832 5,5818 4,5803 3,5789 2,5775 2,5761 1,5747 1,5733 0,5719 0,5705 0,5691 0,5676 1,5662 2,5648 2,5634 4,5620 5,5606 7,5591 9,5577 12,5563 14,5549 17,5535 21,5521 25,5507 29,5493 33,5479 38,5464 44,5450 49,5436 56,5422 62,5408 70,5394 77,5380 85,5366 94,5352 103,5337 113,5323 122,5309 133,5295 144,5281 155,5267 167,5253 179,5239 191,5225 204,5210 218,5196 231,5182 245,5168 260,5154 274,5140 289,5126 304,5112 320,5098 336,5083 351,5069 367,5055 383,5041 400,5027 416,5013 433,4999 449,4985 466,4971 482,4956 498,4942 515,4928 531,4914 548,4900 564,4886 580,4871 595,4857 611,4843 627,4829 642,4815 657,4801 672,4787 687,4773 701,4759 715,4744 729,4730 743,4716 756,4702 769,4688 782,4674 794,4660 806,4646 818,4632 830,4617 841,4603 852,4589 863,4575 874,4561 884,4547 894,4533 904,4519 914,4505 923,4490 932,4476 942,4462 950,4448 959,4434 968,4420 976,4406 984,4392 992,4378 1000,4363 1008,4349 1016,4335 1024,4321 1032,4307 1039,4293 1046,4279 1054,4264 1061,4250 1069,4236 1076,4222 1083,4208 1090,4194 1098,4180 1105,4166 1112,4151 1119,4137 1125,4123 1132,4109 1139,4095 1146,4081 1153,4067 1160,4053 1167,4039 1173,4024 1180,4010 1186,3996 1193,3982 1199,3968 1206,3954 1212,3940 1219,3926 1225,3912 1231,3897 1237,3883 1243,3869 1248,3855 1254,3841 1260,3827 1265,3813 1271,3799 1276,3785 1281,3770 1286,3756 1291,3742 1296,3728 1300,3714 1305,3700 1309,3686 1313,3672 1318,3658 1322,3643 1325,3629 1329,3615 1333,3601 1336,3587 1340,3573 1343,3558 1346,3544 1349,3530 1352,3516 1354,3502 1356,3488 1359,3474 1361,3460 1363,3446 1366,3431 1367,3417 1369,3403 1371,3389 1373,3375 1374,3361 1376,3347 1377,3333 1379,3319 1380,3304 1381,3290 1382,3276 1383,3262 1384,3248 1385,3234 1386,3220 1387,3206 1387,3192 1388,3177 1389,3163 1389,3149 1390,3135 1390,3121 1391,3107 1391,3093 1392,3079 1392,3065 1392,3050 1392,3036 1393,3022 1393,3008 1393,2994 1393,2980 1394,2966 1394,2952 1394,2938 1394,2923 1394,2909 1395,2895 1395,2881 1395,2867 1395,2852 1395,2838 1395,2824 1395,2810 1395,2796 1395,2782 1395,2768 1395,2754 1395,2740 1395,2725 1395,2711 1395,2697 1395,2683 1395,2669 1395,2655 1395,2641 1395,2627 1395,2613 1396,2598 1396,2584 1396,2570 1396,2556 1396,2542 1396,2528 1396,2514 1396,2500 1396,2486 1396,2471 1396,2457 1396,2443 1396,2429 1396,2415 1396,2401 1396,2387 1396,2373 1396,2359 1396,2344 1396,2330 1396,2316 1396,2302 1396,2288 1396,2274 1396,2260 1396,2245 1396,2231 1396,2217 1396,2203 1396,2189 1396,2175 1396,2161 1396,2147 1396,2132 1396,2118 1396,2104 1396,2090 1396,2076 1396,2062 1396,2048 1396,2034 1396,2020 1396,2005 1396,1991 1396,1977 1396,1963 1396,1949 1396,1935 1396,1921 1396,1907 1396,1893 1396,1878 1396,1864 1396,1850 1396,1836 1396,1822 1396,1808 1396,1794 1396,1780 1396,1766 1396,1751 1396,1737 1396,1723 1396,1709 1396,1695 1396,1681 1396,1667 1396,1653 1396,1639 1396,1624 1396,1610 1396,1596 1395,1582 1395,1568 1395,1554 1395,1539 1395,1525 1395,1511 1395,1497 1395,1483 1395,1469 1395,1455 1395,1441 1395,1427 1395,1412 1395,1398 1395,1384 1395,1370 1395,1356 1395,1342 1395,1328 1395,1314 1395,1300 1395,1285 1394,1271 1394,1257 1394,1243 1394,1229 1393,1215 1393,1201 1393,1187 1393,1173 1393,1158 1392,1144 1392,1130 1392,1116 1391,1102 1391,1088 1391,1074 1390,1060 1390,1046 1389,1031 1389,1017 1388,1003 1387,989 1387,975 1386,961 1385,947 1385,933 1384,919 1383,904 1382,890 1381,876 1380,862 1379,848 1377,833 1376,818 1375,804 1373,790 1372,776 1370,762 1369,748 1367,734 1365,720 1363,706 1362,691 1360,677 1357,663 1355,649 1353,635 1351,621 1349,607 1347,593 1344,579 1342,564 1339,550 1337,536 1334,522 1331,508 1329,494 1326,480 1323,466 1320,452 1318,437 1315,423 1312,409 1309,395 1306,381 1304,367 1301,353 1298,339 1295,325 1293,310 1290,296 1288,282 1286,268 1283,254 1281,240 1278,226 1276,211 1274,197 1272,183 1271,169 1269,155 1268,141 1266,127 1265,113 1264,98 1263,84 1262,70 1261,56 1260,42 1260,28 1260,14 1260,0 1531,0 1531,14 1531,28 1530,42 1530,56 1529,70 1528,84 1528,98 1526,113 1525,127 1524,141 1522,155 1520,169 1519,183 1517,197 1515,211 1512,226 1510,240 1508,254 1506,268 1503,282 1501,296 1498,310 1495,325 1493,339 1490,353 1487,367 1484,381 1482,395 1479,409 1476,423 1474,437 1471,452 1468,466 1465,480 1462,494 1460,508 1457,522 1455,536 1452,550 1449,564 1447,579 1445,593 1442,607 1440,621 1438,635 1435,649 1433,663 1431,677 1429,691 1428,706 1426,720 1424,734 1422,748 1421,762 1419,776 1418,790 1416,804 1415,818 1414,833 1413,848 1411,862 1410,876 1409,890 1408,904 1407,919 1407,933 1406,947 1405,961 1404,975 1403,989 1403,1003 1402,1017 1402,1031 1401,1046 1401,1060 1400,1074 1400,1088 1399,1102 1399,1116 1399,1130 1398,1144 1398,1158 1398,1173 1398,1187 1398,1201 1397,1215 1397,1229 1397,1243 1397,1257 1397,1271 1397,1285 1397,1300 1396,1314 1396,1328 1396,1342 1396,1356 1396,1370 1396,1384 1396,1398 1396,1412 1396,1427 1396,1441 1396,1455 1396,1469 1396,1483 1396,1497 1396,1511 1396,1525 1396,1539 1396,1554 1396,1568 1396,1582 1396,1596 1396,1610 1396,1624 1396,1639 1396,1653 1396,1667 1396,1681 1396,1695 1396,1709 1396,1723 1396,1737 1396,1751 1396,1766 1396,1780 1396,1794 1396,1808 1396,1822 1396,1836 1396,1850 1396,1864 1396,1878 1396,1893 1396,1907 1396,1921 1396,1935 1396,1949 1396,1963 1396,1977 1396,1991 1396,2005 1396,2020 1396,2034 1396,2048 1396,2062 1396,2076 1396,2090 1396,2104 1396,2118 1396,2132 1396,2147 1396,2161 1396,2175 1396,2189 1396,2203 1396,2217 1396,2231 1396,2245 1396,2260 1396,2274 1396,2288 1396,2302 1396,2316 1396,2330 1396,2344 1396,2359 1396,2373 1396,2387 1396,2401 1396,2415 1396,2429 1396,2443 1396,2457 1396,2471 1396,2486 1396,2500 1396,2514 1396,2528 1396,2542 1396,2556 1396,2570 1396,2584 1396,2598 1396,2613 1396,2627 1396,2641 1396,2655 1396,2669 1396,2683 1396,2697 1396,2711 1396,2725 1396,2740 1396,2754 1396,2768 1396,2782 1396,2796 1396,2810 1396,2824 1396,2838 1396,2852 1396,2867 1396,2881 1397,2895 1397,2909 1397,2923 1397,2938 1397,2952 1397,2966 1397,2980 1398,2994 1398,3008 1398,3022 1398,3036 1399,3050 1399,3065 1399,3079 1400,3093 1400,3107 1401,3121 1401,3135 1402,3149 1402,3163 1403,3177 1404,3192 1404,3206 1405,3220 1406,3234 1407,3248 1408,3262 1409,3276 1410,3290 1411,3304 1412,3319 1414,3333 1415,3347 1416,3361 1418,3375 1420,3389 1422,3403 1423,3417 1426,3431 1428,3446 1430,3460 1432,3474 1434,3488 1437,3502 1440,3516 1443,3530 1445,3544 1449,3558 1452,3573 1455,3587 1458,3601 1462,3615 1465,3629 1469,3643 1474,3658 1477,3672 1482,3686 1486,3700 1490,3714 1495,3728 1500,3742 1505,3756 1510,3770 1515,3785 1520,3799 1526,3813 1531,3827 1537,3841 1543,3855 1548,3869 1554,3883 1560,3897 1566,3912 1572,3926 1579,3940 1585,3954 1591,3968 1598,3982 1604,3996 1611,4010 1618,4024 1625,4039 1631,4053 1638,4067 1645,4081 1652,4095 1658,4109 1665,4123 1673,4137 1680,4151 1687,4166 1694,4180 1701,4194 1708,4208 1715,4222 1722,4236 1730,4250 1737,4264 1744,4279 1752,4293 1760,4307 1767,4321 1775,4335 1783,4349 1791,4363 1798,4378 1807,4392 1815,4406 1824,4420 1832,4434 1841,4448 1850,4462 1859,4476 1868,4490 1877,4505 1887,4519 1897,4533 1907,4547 1917,4561 1928,4575 1939,4589 1950,4603 1961,4617 1973,4632 1985,4646 1997,4660 2009,4674 2022,4688 2035,4702 2049,4716 2062,4730 2076,4744 2090,4759 2104,4773 2119,4787 2134,4801 2149,4815 2164,4829 2180,4843 2195,4857 2211,4871 2227,4886 2243,4900 2260,4914 2276,4928 2292,4942 2309,4956 2326,4971 2342,4985 2358,4999 2375,5013 2391,5027 2408,5041 2424,5055 2440,5069 2456,5083 2471,5098 2487,5112 2502,5126 2517,5140 2532,5154 2546,5168 2560,5182 2574,5196 2587,5210 2600,5225 2612,5239 2624,5253 2636,5267 2647,5281 2658,5295 2669,5309 2678,5323 2688,5337 2697,5352 2705,5366 2714,5380 2721,5394 2728,5408 2735,5422 2742,5436 2748,5450 2754,5464 2759,5479 2763,5493 2767,5507 2771,5521 2775,5535 2778,5549 2781,5563 2783,5577 2785,5591 2787,5606 2788,5620 2789,5634 2790,5648 2791,5662 2791,5676 2792,5691 2792,5705 2792,5719 2791,5733 2791,5747 2790,5761 2790,5775 2789,5789 2788,5803 2787,5818 2785,5832 2784,5846 2783,5860 2782,5874 2780,5888 2778,5902 2777,5916 2775,5930 2773,5945 2772,5959 2770,5973 2768,5987 2766,6001 2764,6015 2762,6029 2760,6043 2758,6057 2756,6072 2754,6086 2752,6100 2750,6114 2747,6128 2745,6142 2742,6156 2740,6170 2736,6184 2734,6199 2731,6213 2728,6227 2725,6241 2722,6255 2719,6269 2716,6283 2712,6297 2709,6312 2705,6326 2702,6340 2698,6354 2694,6368 2690,6382 2685,6396 2681,6411 2676,6425 2672,6439 2667,6453 2662,6467 2656,6481 2651,6495 2645,6509 2639,6523 2633,6538 2627,6552 2621,6566 2614,6580 2608,6594 2601,6608 2594,6622 2587,6636 2579,6650 2571,6665 2563,6679 2555,6693 2547,6707 2538,6721 2529,6735 2520,6749 2511,6763 2502,6777 2492,6792 2482,6806 2472,6820 2461,6834 2451,6848 2440,6862 2429,6876 2418,6890 2406,6904 2394,6919 2382,6933 2370,6947 2358,6961 2345,6975 2332,6990 2319,7004 2305,7018 2292,7032 2278,7046 2264,7060 2250,7074 2236,7088 2221,7102 2207,7117 2192,7131 2177,7145 2161,7159 2146,7173 2131,7187 2115,7201 2100,7215">
          <text:p/>
        </draw:polygon>
        <draw:polygon draw:style-name="gr12" draw:text-style-name="P6" draw:layer="layout" svg:width="1.112cm" svg:height="7.104cm" svg:x="16.239cm" svg:y="5.283cm" svg:viewBox="0 0 1113 7105" draw:points="265,7105 262,7090 259,7077 255,7063 252,7049 249,7035 245,7021 242,7007 239,6993 236,6979 232,6966 229,6951 226,6938 223,6924 220,6910 217,6896 213,6882 210,6868 207,6854 204,6840 201,6827 197,6812 194,6799 191,6785 188,6771 185,6757 182,6743 179,6729 176,6715 173,6701 170,6688 167,6673 164,6660 161,6646 158,6632 155,6618 152,6604 149,6590 147,6576 144,6562 141,6548 139,6534 136,6521 133,6507 130,6493 128,6479 125,6465 122,6451 120,6437 117,6423 115,6409 112,6396 110,6382 108,6368 105,6354 103,6340 100,6326 98,6312 96,6298 94,6284 92,6270 90,6257 87,6243 85,6229 83,6215 81,6201 79,6187 77,6173 75,6159 73,6145 72,6131 70,6118 68,6104 66,6090 64,6076 63,6062 61,6048 60,6034 58,6020 56,6006 55,5992 54,5979 52,5965 51,5951 49,5937 48,5923 46,5909 45,5895 44,5881 43,5867 42,5853 40,5840 39,5826 38,5812 37,5798 36,5784 35,5770 34,5756 33,5742 32,5728 31,5714 31,5701 30,5687 29,5673 28,5659 27,5645 26,5631 26,5617 25,5603 25,5589 24,5575 23,5562 22,5548 22,5534 21,5520 21,5506 20,5492 20,5478 19,5464 19,5450 19,5436 18,5423 18,5409 17,5395 17,5381 16,5366 16,5352 16,5338 15,5324 15,5310 15,5296 15,5283 14,5269 14,5255 14,5241 14,5227 13,5213 13,5199 13,5185 13,5171 13,5157 13,5144 12,5130 12,5116 12,5102 12,5088 12,5074 12,5060 12,5046 11,5032 11,5018 11,5005 11,4991 11,4977 11,4963 11,4949 11,4935 11,4921 10,4907 10,4893 10,4879 10,4866 10,4852 10,4838 10,4824 10,4810 9,4796 9,4782 9,4768 9,4754 9,4740 9,4727 9,4712 9,4699 9,4685 9,4671 9,4657 9,4643 8,4629 8,4615 8,4601 8,4588 8,4573 8,4560 8,4546 8,4532 8,4518 8,4504 7,4490 7,4476 7,4462 7,4449 7,4434 7,4421 7,4407 7,4393 7,4379 6,4365 6,4351 6,4337 6,4323 6,4310 6,4295 6,4282 6,4268 6,4254 5,4240 5,4226 5,4212 5,4198 5,4184 5,4171 5,4156 5,4143 4,4129 4,4115 4,4101 4,4087 4,4073 4,4059 3,4045 3,4032 3,4017 3,4004 3,3990 3,3976 3,3962 3,3948 2,3934 2,3920 2,3906 2,3893 2,3878 2,3865 2,3851 2,3837 2,3823 1,3809 1,3795 1,3781 1,3767 1,3754 1,3739 1,3726 1,3712 1,3698 1,3684 1,3670 1,3656 1,3642 0,3628 0,3615 0,3601 0,3587 0,3573 0,3559 0,3545 0,3531 0,3517 0,3503 0,3489 0,3476 0,3462 0,3448 0,3434 0,3420 0,3406 0,3392 0,3378 0,3364 0,3350 0,3337 0,3323 0,3309 0,3295 0,3281 0,3267 0,3253 1,3239 1,3226 1,3211 1,3198 1,3184 1,3170 1,3156 1,3142 1,3128 2,3114 2,3100 2,3086 2,3072 2,3059 2,3045 3,3031 3,3017 3,3003 3,2989 3,2975 4,2961 4,2947 5,2933 5,2920 5,2906 5,2892 6,2878 6,2864 6,2850 7,2836 7,2822 7,2808 8,2794 8,2781 8,2767 9,2753 9,2739 10,2725 10,2711 11,2697 11,2683 12,2669 12,2655 13,2642 13,2628 14,2614 14,2600 15,2586 15,2572 16,2558 17,2544 17,2530 18,2516 19,2503 19,2489 20,2475 21,2461 21,2447 22,2433 23,2419 24,2405 25,2391 25,2377 26,2364 27,2350 28,2336 29,2322 30,2308 31,2294 32,2280 33,2266 34,2252 35,2238 36,2225 37,2211 38,2197 39,2183 40,2169 41,2155 43,2141 44,2127 45,2113 46,2099 47,2086 49,2072 50,2058 51,2044 52,2030 54,2016 55,2002 57,1988 58,1974 60,1960 61,1947 62,1933 64,1919 66,1905 67,1891 69,1877 70,1863 72,1849 74,1835 75,1821 77,1808 79,1794 80,1780 82,1766 84,1752 86,1738 88,1724 90,1710 91,1696 93,1682 95,1669 97,1655 99,1641 101,1627 103,1613 105,1599 107,1585 109,1571 111,1557 114,1543 116,1530 118,1516 120,1502 122,1488 124,1474 126,1460 129,1446 131,1432 133,1418 135,1404 138,1390 140,1377 142,1363 145,1349 147,1335 149,1321 152,1307 154,1293 157,1279 159,1265 161,1251 164,1238 166,1224 169,1210 171,1196 174,1182 176,1168 179,1154 181,1140 184,1126 186,1112 189,1099 191,1085 194,1071 196,1057 199,1043 202,1029 204,1015 207,1001 209,987 212,973 214,960 217,946 220,932 222,918 225,904 227,890 230,876 233,862 235,848 238,834 241,821 243,807 246,793 248,779 251,765 254,751 256,737 259,723 261,709 264,695 266,682 269,668 272,654 274,640 277,626 279,612 282,598 284,584 287,570 290,556 292,543 294,529 297,515 299,501 302,487 304,473 307,459 309,445 312,431 314,417 317,404 319,390 322,376 324,362 327,348 329,334 332,320 334,306 336,293 339,278 341,265 343,251 346,237 348,223 350,209 352,195 355,181 357,167 359,154 362,139 364,126 366,112 368,98 371,84 373,70 375,56 377,42 379,28 381,15 383,0 728,0 731,15 733,28 735,42 737,56 739,70 741,84 744,98 746,112 748,126 750,139 752,154 755,167 757,181 759,195 762,209 764,223 766,237 769,251 771,265 773,278 776,293 778,306 781,320 783,334 785,348 788,362 790,376 793,390 795,404 798,417 800,431 802,445 805,459 807,473 810,487 812,501 815,515 817,529 820,543 822,556 825,570 828,584 830,598 832,612 835,626 838,640 840,654 843,668 846,682 848,695 850,709 853,723 856,737 858,751 861,765 864,779 866,793 869,807 871,821 874,834 877,848 879,862 882,876 884,890 887,904 890,918 892,932 895,946 897,960 900,973 903,987 905,1001 908,1015 910,1029 913,1043 915,1057 918,1071 921,1085 923,1099 926,1112 928,1126 931,1140 933,1154 936,1168 938,1182 941,1196 943,1210 946,1224 948,1238 951,1251 953,1265 955,1279 958,1293 960,1307 963,1321 965,1335 967,1349 970,1363 972,1377 974,1390 976,1404 979,1418 981,1432 984,1446 987,1460 989,1474 991,1488 993,1502 995,1516 998,1530 1000,1543 1002,1557 1004,1571 1006,1585 1008,1599 1010,1613 1012,1627 1014,1641 1016,1655 1018,1669 1020,1682 1022,1696 1023,1710 1025,1724 1027,1738 1029,1752 1031,1766 1032,1780 1034,1794 1036,1808 1038,1821 1039,1835 1041,1849 1043,1863 1044,1877 1046,1891 1047,1905 1049,1919 1050,1933 1052,1947 1053,1960 1055,1974 1056,1988 1057,2002 1059,2016 1060,2030 1062,2044 1063,2058 1064,2072 1066,2086 1067,2099 1068,2113 1069,2127 1071,2141 1072,2155 1073,2169 1074,2183 1075,2197 1076,2211 1077,2225 1078,2238 1079,2252 1080,2266 1081,2280 1082,2294 1083,2308 1084,2322 1085,2336 1086,2350 1086,2364 1087,2377 1088,2391 1089,2405 1090,2419 1091,2433 1091,2447 1092,2461 1093,2475 1093,2489 1094,2503 1095,2516 1096,2530 1096,2544 1097,2558 1097,2572 1098,2586 1098,2600 1099,2614 1100,2628 1100,2642 1101,2655 1101,2669 1102,2683 1102,2697 1103,2711 1103,2725 1104,2739 1104,2753 1104,2767 1105,2781 1105,2794 1105,2808 1106,2822 1106,2836 1107,2850 1107,2864 1107,2878 1108,2892 1108,2906 1108,2920 1109,2933 1109,2947 1109,2961 1109,2975 1109,2989 1110,3003 1110,3017 1110,3031 1110,3045 1110,3059 1111,3072 1111,3086 1111,3100 1111,3114 1111,3128 1111,3142 1112,3156 1112,3170 1112,3184 1112,3198 1112,3211 1112,3226 1112,3239 1113,3253 1113,3267 1113,3281 1113,3295 1113,3309 1113,3323 1113,3337 1113,3350 1113,3364 1113,3378 1113,3392 1113,3406 1113,3420 1113,3434 1113,3448 1113,3462 1113,3476 1113,3489 1113,3503 1113,3517 1113,3531 1113,3545 1113,3559 1113,3573 1113,3587 1113,3601 1113,3615 1113,3628 1113,3642 1112,3656 1112,3670 1112,3684 1112,3698 1112,3712 1112,3726 1112,3739 1112,3754 1112,3767 1111,3781 1111,3795 1111,3809 1111,3823 1111,3837 1111,3851 1111,3865 1111,3878 1111,3893 1111,3906 1110,3920 1110,3934 1110,3948 1110,3962 1110,3976 1110,3990 1110,4004 1110,4017 1109,4032 1109,4045 1109,4059 1109,4073 1109,4087 1109,4101 1109,4115 1109,4129 1108,4143 1108,4156 1108,4171 1108,4184 1108,4198 1108,4212 1108,4226 1108,4240 1107,4254 1107,4268 1107,4282 1107,4295 1107,4310 1107,4323 1107,4337 1107,4351 1107,4365 1106,4379 1106,4393 1106,4407 1106,4421 1106,4434 1106,4449 1105,4462 1105,4476 1105,4490 1105,4504 1105,4518 1105,4532 1105,4546 1105,4560 1105,4573 1105,4588 1104,4601 1104,4615 1104,4629 1104,4643 1104,4657 1104,4671 1104,4685 1104,4699 1104,4712 1104,4727 1104,4740 1104,4754 1103,4768 1103,4782 1103,4796 1103,4810 1103,4824 1103,4838 1103,4852 1103,4866 1103,4879 1103,4893 1103,4907 1102,4921 1102,4935 1102,4949 1102,4963 1102,4977 1102,4991 1102,5005 1102,5018 1102,5032 1102,5046 1101,5060 1101,5074 1101,5088 1101,5102 1101,5116 1101,5130 1101,5144 1100,5157 1100,5171 1100,5185 1099,5199 1099,5213 1099,5227 1099,5241 1099,5255 1098,5269 1098,5283 1098,5296 1098,5310 1097,5324 1097,5338 1097,5352 1096,5366 1096,5381 1096,5395 1095,5409 1095,5423 1094,5436 1094,5450 1093,5464 1093,5478 1092,5492 1092,5506 1091,5520 1091,5534 1090,5548 1090,5562 1089,5575 1089,5589 1088,5603 1087,5617 1086,5631 1086,5645 1085,5659 1084,5673 1083,5687 1082,5701 1081,5714 1080,5728 1080,5742 1079,5756 1078,5770 1077,5784 1076,5798 1074,5812 1073,5826 1072,5840 1071,5853 1070,5867 1069,5881 1067,5895 1066,5909 1065,5923 1063,5937 1062,5951 1061,5965 1059,5979 1058,5992 1056,6006 1055,6020 1053,6034 1051,6048 1050,6062 1048,6076 1047,6090 1045,6104 1043,6118 1041,6131 1039,6145 1037,6159 1036,6173 1034,6187 1032,6201 1030,6215 1028,6229 1025,6243 1023,6257 1021,6270 1019,6284 1017,6298 1014,6312 1012,6326 1010,6340 1008,6354 1005,6368 1003,6382 1000,6396 998,6409 995,6423 993,6437 990,6451 988,6465 985,6479 983,6493 979,6507 976,6521 974,6534 971,6548 968,6562 965,6576 962,6590 959,6604 957,6618 954,6632 951,6646 948,6660 945,6673 942,6688 939,6701 936,6715 933,6729 930,6743 927,6757 924,6771 921,6785 917,6799 914,6812 911,6827 908,6840 905,6854 902,6868 898,6882 895,6896 892,6910 889,6924 886,6938 883,6951 879,6966 876,6979 873,6993 870,7007 866,7021 863,7035 860,7049 856,7063 853,7077 850,7090 847,7105">
          <text:p/>
        </draw:polygon>
        <draw:path draw:style-name="gr13" draw:text-style-name="P7" draw:layer="layout" svg:width="0.401cm" svg:height="0.401cm" svg:x="5.432cm" svg:y="7.083cm" svg:viewBox="0 0 402 402" svg:d="M0 200c0-110 90-200 200-200s202 90 202 200c0 111-92 202-202 202s-200-91-200-202z">
          <text:p/>
        </draw:path>
        <draw:path draw:style-name="gr14" draw:text-style-name="P1" draw:layer="layout" svg:width="0.401cm" svg:height="0.401cm" svg:x="5.432cm" svg:y="7.083cm" svg:viewBox="0 0 402 402" svg:d="M0 200c0-110 90-200 200-200s202 90 202 200c0 111-92 202-202 202s-200-91-200-202z">
          <text:p/>
        </draw:path>
        <draw:path draw:style-name="gr13" draw:text-style-name="P7" draw:layer="layout" svg:width="0.401cm" svg:height="0.401cm" svg:x="11.013cm" svg:y="8.252cm" svg:viewBox="0 0 402 402" svg:d="M0 201c0-111 91-201 202-201 110 0 200 90 200 201 0 110-90 201-200 201-111 0-202-91-202-201z">
          <text:p/>
        </draw:path>
        <draw:path draw:style-name="gr14" draw:text-style-name="P1" draw:layer="layout" svg:width="0.401cm" svg:height="0.401cm" svg:x="11.013cm" svg:y="8.252cm" svg:viewBox="0 0 402 402" svg:d="M0 201c0-111 91-201 202-201 110 0 200 90 200 201 0 110-90 201-200 201-111 0-202-91-202-201z">
          <text:p/>
        </draw:path>
        <draw:path draw:style-name="gr13" draw:text-style-name="P7" draw:layer="layout" svg:width="0.402cm" svg:height="0.401cm" svg:x="16.594cm" svg:y="8.919cm" svg:viewBox="0 0 403 402" svg:d="M0 202c0-112 91-202 202-202 110 0 201 90 201 202 0 110-91 200-201 200-111 0-202-90-202-200z">
          <text:p/>
        </draw:path>
        <draw:path draw:style-name="gr14" draw:text-style-name="P1" draw:layer="layout" svg:width="0.402cm" svg:height="0.401cm" svg:x="16.594cm" svg:y="8.919cm" svg:viewBox="0 0 403 402" svg:d="M0 202c0-112 91-202 202-202 110 0 201 90 201 202 0 110-91 200-201 200-111 0-202-90-202-200z">
          <text:p/>
        </draw:path>
        <draw:frame draw:style-name="gr15" draw:text-style-name="P9" draw:layer="layout" svg:width="1.922cm" svg:height="0.988cm" svg:x="6.473cm" svg:y="7.121cm">
          <draw:text-box>
            <text:p text:style-name="P8"><text:span text:style-name="T1">0.02</text:span></text:p>
          </draw:text-box>
        </draw:frame>
        <draw:frame draw:style-name="gr15" draw:text-style-name="P9" draw:layer="layout" svg:width="2.498cm" svg:height="0.988cm" svg:x="12.271cm" svg:y="8.123cm">
          <draw:text-box>
            <text:p text:style-name="P8"><text:span text:style-name="T1">−</text:span><text:span text:style-name="T1">0.06</text:span></text:p>
          </draw:text-box>
        </draw:frame>
        <draw:frame draw:style-name="gr15" draw:text-style-name="P9" draw:layer="layout" svg:width="2.498cm" svg:height="0.988cm" svg:x="17.59cm" svg:y="8.69cm">
          <draw:text-box>
            <text:p text:style-name="P8"><text:span text:style-name="T1">−</text:span><text:span text:style-name="T1">0.11</text:span></text:p>
          </draw:text-box>
        </draw:frame>
        <draw:line draw:style-name="gr16" draw:text-style-name="P1" draw:layer="layout" svg:x1="16.795cm" svg:y1="1.968cm" svg:x2="16.795cm" svg:y2="1.87cm">
          <text:p/>
        </draw:line>
        <draw:line draw:style-name="gr16" draw:text-style-name="P1" draw:layer="layout" svg:x1="16.795cm" svg:y1="1.87cm" svg:x2="5.632cm" svg:y2="1.87cm">
          <text:p/>
        </draw:line>
        <draw:line draw:style-name="gr16" draw:text-style-name="P1" draw:layer="layout" svg:x1="5.632cm" svg:y1="1.87cm" svg:x2="5.632cm" svg:y2="1.968cm">
          <text:p/>
        </draw:line>
        <draw:frame draw:style-name="gr15" draw:text-style-name="P9" draw:layer="layout" svg:width="1.949cm" svg:height="0.988cm" svg:x="0.176cm" svg:y="10.013cm">
          <draw:text-box>
            <text:p text:style-name="P8"><text:span text:style-name="T2">−</text:span><text:span text:style-name="T2">0.2</text:span></text:p>
          </draw:text-box>
        </draw:frame>
        <draw:frame draw:style-name="gr15" draw:text-style-name="P9" draw:layer="layout" svg:width="1.373cm" svg:height="0.988cm" svg:x="0.752cm" svg:y="7.222cm">
          <draw:text-box>
            <text:p text:style-name="P8"><text:span text:style-name="T2">0.0</text:span></text:p>
          </draw:text-box>
        </draw:frame>
        <draw:frame draw:style-name="gr15" draw:text-style-name="P9" draw:layer="layout" svg:width="1.373cm" svg:height="0.988cm" svg:x="0.752cm" svg:y="4.432cm">
          <draw:text-box>
            <text:p text:style-name="P8"><text:span text:style-name="T2">0.2</text:span></text:p>
          </draw:text-box>
        </draw:frame>
        <draw:line draw:style-name="gr17" draw:text-style-name="P1" draw:layer="layout" svg:x1="2.196cm" svg:y1="10.419cm" svg:x2="2.283cm" svg:y2="10.419cm">
          <text:p/>
        </draw:line>
        <draw:line draw:style-name="gr17" draw:text-style-name="P1" draw:layer="layout" svg:x1="2.196cm" svg:y1="7.628cm" svg:x2="2.283cm" svg:y2="7.628cm">
          <text:p/>
        </draw:line>
        <draw:line draw:style-name="gr17" draw:text-style-name="P1" draw:layer="layout" svg:x1="2.196cm" svg:y1="4.837cm" svg:x2="2.283cm" svg:y2="4.837cm">
          <text:p/>
        </draw:line>
        <draw:line draw:style-name="gr17" draw:text-style-name="P1" draw:layer="layout" svg:x1="2.196cm" svg:y1="2.046cm" svg:x2="2.283cm" svg:y2="2.046cm">
          <text:p/>
        </draw:line>
        <draw:line draw:style-name="gr17" draw:text-style-name="P1" draw:layer="layout" svg:x1="5.632cm" svg:y1="13cm" svg:x2="5.632cm" svg:y2="12.912cm">
          <text:p/>
        </draw:line>
        <draw:line draw:style-name="gr17" draw:text-style-name="P1" draw:layer="layout" svg:x1="11.214cm" svg:y1="13cm" svg:x2="11.214cm" svg:y2="12.912cm">
          <text:p/>
        </draw:line>
        <draw:line draw:style-name="gr17" draw:text-style-name="P1" draw:layer="layout" svg:x1="16.795cm" svg:y1="13cm" svg:x2="16.795cm" svg:y2="12.912cm">
          <text:p/>
        </draw:line>
        <draw:frame draw:style-name="gr15" draw:text-style-name="P9" draw:layer="layout" svg:width="1.373cm" svg:height="0.988cm" svg:x="0.752cm" svg:y="1.64cm">
          <draw:text-box>
            <text:p text:style-name="P8"><text:span text:style-name="T2">0.4</text:span></text:p>
          </draw:text-box>
        </draw:frame>
        <draw:frame draw:style-name="gr15" draw:text-style-name="P9" draw:layer="layout" svg:width="3.785cm" svg:height="0.988cm" svg:x="3.738cm" svg:y="13.02cm">
          <draw:text-box>
            <text:p text:style-name="P8"><text:span text:style-name="T2">emotion </text:span></text:p>
          </draw:text-box>
        </draw:frame>
        <draw:frame draw:style-name="gr15" draw:text-style-name="P11" draw:layer="layout" svg:width="3.197cm" svg:height="0.987cm" svg:x="3.735cm" svg:y="14.086cm">
          <draw:text-box>
            <text:p text:style-name="P10"><text:span text:style-name="T3">t = 0.69 NS</text:span></text:p>
          </draw:text-box>
        </draw:frame>
        <draw:frame draw:style-name="gr15" draw:text-style-name="P9" draw:layer="layout" svg:width="3.511cm" svg:height="0.988cm" svg:x="9.457cm" svg:y="13.02cm">
          <draw:text-box>
            <text:p text:style-name="P8"><text:span text:style-name="T2">arousal </text:span></text:p>
          </draw:text-box>
        </draw:frame>
        <draw:frame draw:style-name="gr15" draw:text-style-name="P11" draw:layer="layout" svg:width="3.179cm" svg:height="0.987cm" svg:x="9.428cm" svg:y="14.086cm">
          <draw:text-box>
            <text:p text:style-name="P10"><text:span text:style-name="T3">t = −2.98 **</text:span></text:p>
          </draw:text-box>
        </draw:frame>
        <draw:frame draw:style-name="gr15" draw:text-style-name="P9" draw:layer="layout" svg:width="2.963cm" svg:height="0.988cm" svg:x="15.333cm" svg:y="13.02cm">
          <draw:text-box>
            <text:p text:style-name="P8"><text:span text:style-name="T2">aroval </text:span></text:p>
          </draw:text-box>
        </draw:frame>
        <draw:frame draw:style-name="gr15" draw:text-style-name="P11" draw:layer="layout" svg:width="3.179cm" svg:height="0.987cm" svg:x="15.11cm" svg:y="14.086cm">
          <draw:text-box>
            <text:p text:style-name="P10"><text:span text:style-name="T3">t = −3.78 **</text:span></text:p>
          </draw:text-box>
        </draw:frame>
        <draw:frame draw:style-name="gr18" draw:text-style-name="P12" draw:layer="layout" svg:width="7.529cm" svg:height="1.059cm" svg:x="0.684cm" svg:y="0.121cm">
          <draw:text-box>
            <text:p text:style-name="P8"><text:span text:style-name="T4">AT ROI 43 - Ig2</text:span></text:p>
          </draw:text-box>
        </draw:frame>
        <draw:frame draw:style-name="gr19" draw:text-style-name="P14" draw:layer="layout" svg:width="1.099cm" svg:height="1.059cm" svg:x="10.795cm" svg:y="1.335cm">
          <draw:text-box>
            <text:p text:style-name="P13"><text:span text:style-name="T5">**</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ymbol" svg:font-family="Symbol"/>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3-10T13:53:39.716879289</dc:date>
    <meta:editing-duration>PT5M22S</meta:editing-duration>
    <meta:editing-cycles>1</meta:editing-cycles>
    <meta:document-statistic meta:object-count="213"/>
    <meta:generator>LibreOffice/24.8.2.1$MacOSX_AARCH64 LibreOffice_project/0f794b6e29741098670a3b95d60478a65d05ef13</meta:generator>
  </office:meta>
</office:document-meta>
</file>